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onsolas" svg:font-family="Consolas"/>
    <style:font-face style:name="Arial1" svg:font-family="Arial" style:font-pitch="variable"/>
    <style:font-face style:name="Calibri" svg:font-family="Calibri" style:font-pitch="variable"/>
    <style:font-face style:name="Consolas1" svg:font-family="Consolas" style:font-pitch="variable"/>
    <style:font-face style:name="Wingdings1" svg:font-family="Wingdings" style:font-pitch="variable"/>
    <style:font-face style:name="굴림1" svg:font-family="굴림" style:font-pitch="variable"/>
    <style:font-face style:name="바탕1" svg:font-family="바탕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ingdings" svg:font-family="Wingdings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dash" draw:stroke-dash="Dashed_20__28_var_29__20_1" svg:stroke-width="0.035cm" svg:stroke-color="#a6a6a6" draw:stroke-linejoin="miter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dash" draw:stroke-dash="Dashed_20__28_var_29__20_2" svg:stroke-width="0.159cm" svg:stroke-color="#c00000" svg:stroke-opacity="40%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1" svg:stroke-width="0.035cm" svg:stroke-color="#32549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0070c0" draw:marker-end="msArrowOpenEnd_20_5_20_106" draw:marker-end-width="0.37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ed_20__28_var_29__20_2" svg:stroke-width="0.159cm" svg:stroke-color="#d9d9d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193cm" fo:min-width="4.45cm" fo:padding-top="0cm" fo:padding-bottom="0cm" fo:padding-left="0cm" fo:padding-right="0cm" fo:wrap-option="wrap"/>
    </style:style>
    <style:style style:name="gr17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193cm" fo:min-width="4.45cm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193cm" fo:min-width="4.45cm" fo:padding-top="0cm" fo:padding-bottom="0cm" fo:padding-left="0cm" fo:padding-right="0cm" fo:wrap-option="wrap"/>
    </style:style>
    <style:style style:name="gr19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193cm" fo:min-width="4.45cm" fo:padding-top="0cm" fo:padding-bottom="0cm" fo:padding-left="0cm" fo:padding-right="0cm" fo:wrap-option="wrap"/>
    </style:style>
    <style:style style:name="gr20" style:family="graphic" style:parent-style-name="standard" style:list-style-name="L3">
      <style:graphic-properties draw:stroke="dash" draw:stroke-dash="Dashed_20__28_var_29__20_1" svg:stroke-width="0.035cm" svg:stroke-color="#a6a6a6" draw:stroke-linejoin="miter" draw:fill="solid" draw:fill-color="#ffffff" draw:textarea-vertical-align="middle" draw:auto-grow-height="false" draw:fit-to-size="false" style:shrink-to-fit="false" fo:min-height="1.193cm" fo:min-width="4.45cm" fo:padding-top="0cm" fo:padding-bottom="0cm" fo:padding-left="0cm" fo:padding-right="0cm" fo:wrap-option="wrap"/>
    </style:style>
    <style:style style:name="gr21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193cm" fo:min-width="4.45cm" fo:padding-top="0cm" fo:padding-bottom="0cm" fo:padding-left="0cm" fo:padding-right="0cm" fo:wrap-option="wrap"/>
    </style:style>
    <style:style style:name="gr22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193cm" fo:min-width="4.45cm" fo:padding-top="0cm" fo:padding-bottom="0cm" fo:padding-left="0cm" fo:padding-right="0cm" fo:wrap-option="wrap"/>
    </style:style>
    <style:style style:name="gr23" style:family="graphic" style:parent-style-name="standard">
      <style:graphic-properties draw:stroke="dash" draw:stroke-dash="Dashed_20__28_var_29__20_2" svg:stroke-width="0.159cm" svg:stroke-color="#c00000" svg:stroke-opacity="40%" draw:stroke-linejoin="miter" draw:fill="none" draw:textarea-vertical-align="middle" draw:auto-grow-height="false" draw:fit-to-size="false" style:shrink-to-fit="false" fo:min-height="75.294cm" fo:min-width="9.515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13.525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4.394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106cm" svg:stroke-color="#0070c0" draw:marker-end="msArrowOpenEnd_20_5_20_106" draw:marker-end-width="0.371cm" draw:marker-end-center="false" draw:stroke-linejoin="miter" draw:fill="none" draw:textarea-vertical-align="top" draw:auto-grow-height="false" fo:min-height="0cm" fo:min-width="4.379cm" fo:padding-top="0.125cm" fo:padding-bottom="0.125cm" fo:padding-left="0.25cm" fo:padding-right="0.25cm" fo:wrap-option="wrap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4.682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06cm" svg:stroke-color="#0070c0" draw:marker-end="msArrowOpenEnd_20_5_20_106" draw:marker-end-width="0.371cm" draw:marker-end-center="false" draw:stroke-linejoin="miter" draw:fill="none" draw:textarea-vertical-align="top" draw:auto-grow-height="false" fo:min-height="0cm" fo:min-width="4.685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4.79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106cm" svg:stroke-color="#0070c0" draw:marker-end="msArrowOpenEnd_20_5_20_106" draw:marker-end-width="0.371cm" draw:marker-end-center="false" draw:stroke-linejoin="miter" draw:fill="none" draw:textarea-vertical-align="top" draw:auto-grow-height="false" fo:min-height="0cm" fo:min-width="4.774cm" fo:padding-top="0.125cm" fo:padding-bottom="0.125cm" fo:padding-left="0.25cm" fo:padding-right="0.25cm" fo:wrap-option="wrap"/>
    </style:style>
    <style:style style:name="gr37" style:family="graphic" style:parent-style-name="standard" style:list-style-name="L1">
      <style:graphic-properties draw:stroke="dash" draw:stroke-dash="Dashed_20__28_var_29__20_1" svg:stroke-width="0.035cm" svg:stroke-color="#325490" draw:stroke-linejoin="miter" draw:fill="solid" draw:fill-color="#ffffff" draw:textarea-vertical-align="middle" draw:auto-grow-height="false" draw:fit-to-size="false" style:shrink-to-fit="false" fo:min-height="0.896cm" fo:min-width="3.633cm" fo:padding-top="0.125cm" fo:padding-bottom="0.125cm" fo:padding-left="0.25cm" fo:padding-right="0.25cm" fo:wrap-option="wrap"/>
    </style:style>
    <style:style style:name="gr3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.387cm" fo:min-width="0.481cm" fo:padding-top="0.125cm" fo:padding-bottom="0.125cm" fo:padding-left="0.25cm" fo:padding-right="0.25cm" fo:wrap-option="wrap"/>
    </style:style>
    <style:style style:name="gr4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2.897cm" fo:min-width="7.732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106cm" svg:stroke-color="#0070c0" draw:marker-end="msArrowOpenEnd_20_5_20_106" draw:marker-end-width="0.371cm" draw:marker-end-center="false" draw:stroke-linejoin="miter" draw:fill="none" draw:textarea-vertical-align="top" draw:auto-grow-height="false" fo:min-height="1.136cm" fo:min-width="3.558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106cm" svg:stroke-color="#0070c0" draw:marker-end="msArrowOpenEnd_20_5_20_106" draw:marker-end-width="0.371cm" draw:marker-end-center="false" draw:stroke-linejoin="miter" draw:fill="none" draw:textarea-vertical-align="top" draw:auto-grow-height="false" fo:min-height="2.874cm" fo:min-width="10.689cm" fo:padding-top="0.125cm" fo:padding-bottom="0.125cm" fo:padding-left="0.25cm" fo:padding-right="0.25cm" fo:wrap-option="wrap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5.611cm" fo:padding-top="0.125cm" fo:padding-bottom="0.125cm" fo:padding-left="0.25cm" fo:padding-right="0.25cm" fo:wrap-option="wrap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1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7.263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106cm" svg:stroke-color="#0070c0" draw:marker-end="msArrowOpenEnd_20_5_20_106" draw:marker-end-width="0.371cm" draw:marker-end-center="false" draw:stroke-linejoin="miter" draw:fill="none" draw:textarea-vertical-align="top" draw:auto-grow-height="false" fo:min-height="0cm" fo:min-width="7.24cm" fo:padding-top="0.125cm" fo:padding-bottom="0.125cm" fo:padding-left="0.25cm" fo:padding-right="0.25cm" fo:wrap-option="wrap"/>
    </style:style>
    <style:style style:name="gr5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1">
      <style:graphic-properties draw:stroke="dash" draw:stroke-dash="Dashed_20__28_var_29__20_1" svg:stroke-width="0.035cm" svg:stroke-color="#325490" draw:stroke-linejoin="miter" draw:fill="solid" draw:fill-color="#ffffff" draw:textarea-vertical-align="middle" draw:auto-grow-height="false" draw:fit-to-size="false" style:shrink-to-fit="false" fo:min-height="0.896cm" fo:min-width="3.633cm" fo:padding-top="0.125cm" fo:padding-bottom="0.125cm" fo:padding-left="0.25cm" fo:padding-right="0.25cm" fo:wrap-option="wrap"/>
    </style:style>
    <style:style style:name="gr6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4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2.897cm" fo:min-width="7.732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106cm" svg:stroke-color="#0070c0" draw:marker-end="msArrowOpenEnd_20_5_20_106" draw:marker-end-width="0.371cm" draw:marker-end-center="false" draw:stroke-linejoin="miter" draw:fill="none" draw:textarea-vertical-align="top" draw:auto-grow-height="false" fo:min-height="1.721cm" fo:min-width="19.851cm" fo:padding-top="0.125cm" fo:padding-bottom="0.125cm" fo:padding-left="0.25cm" fo:padding-right="0.25cm" fo:wrap-option="wrap"/>
    </style:style>
    <style:style style:name="gr7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.777cm" fo:min-width="2.056cm" fo:padding-top="0.125cm" fo:padding-bottom="0.125cm" fo:padding-left="0.25cm" fo:padding-right="0.25cm" fo:wrap-option="wrap"/>
    </style:style>
    <style:style style:name="gr77" style:family="graphic" style:parent-style-name="standard" style:list-style-name="L1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6.058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106cm" svg:stroke-color="#0070c0" draw:marker-end="msArrowOpenEnd_20_5_20_106" draw:marker-end-width="0.371cm" draw:marker-end-center="false" draw:stroke-linejoin="miter" draw:fill="none" draw:textarea-vertical-align="top" draw:auto-grow-height="false" fo:min-height="2.009cm" fo:min-width="7.453cm" fo:padding-top="0.125cm" fo:padding-bottom="0.125cm" fo:padding-left="0.25cm" fo:padding-right="0.25cm" fo:wrap-option="wrap"/>
    </style:style>
    <style:style style:name="gr8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 style:list-style-name="L1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 style:list-style-name="L1">
      <style:graphic-properties draw:stroke="dash" draw:stroke-dash="Dashed_20__28_var_29__20_1" svg:stroke-width="0.035cm" svg:stroke-color="#325490" draw:stroke-linejoin="miter" draw:fill="solid" draw:fill-color="#ffffff" draw:textarea-vertical-align="middle" draw:auto-grow-height="false" draw:fit-to-size="false" style:shrink-to-fit="false" fo:min-height="0.896cm" fo:min-width="3.633cm" fo:padding-top="0.125cm" fo:padding-bottom="0.125cm" fo:padding-left="0.25cm" fo:padding-right="0.25cm" fo:wrap-option="wrap"/>
    </style:style>
    <style:style style:name="gr9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4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2.897cm" fo:min-width="7.732cm" fo:padding-top="0.125cm" fo:padding-bottom="0.125cm" fo:padding-left="0.25cm" fo:padding-right="0.25cm" fo:wrap-option="wrap"/>
    </style:style>
    <style:style style:name="gr9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17.161cm" fo:padding-top="0.125cm" fo:padding-bottom="0.125cm" fo:padding-left="0.25cm" fo:padding-right="0.25cm" fo:wrap-option="wrap"/>
    </style:style>
    <style:style style:name="gr10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 style:list-style-name="L1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 style:list-style-name="L4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2.897cm" fo:min-width="7.732cm" fo:padding-top="0.125cm" fo:padding-bottom="0.125cm" fo:padding-left="0.25cm" fo:padding-right="0.25cm" fo:wrap-option="wrap"/>
    </style:style>
    <style:style style:name="gr103" style:family="graphic" style:parent-style-name="standard" style:list-style-name="L1">
      <style:graphic-properties draw:stroke="dash" draw:stroke-dash="Dashed_20__28_var_29__20_1" svg:stroke-width="0.035cm" svg:stroke-color="#325490" draw:stroke-linejoin="miter" draw:fill="solid" draw:fill-color="#ffffff" draw:textarea-vertical-align="middle" draw:auto-grow-height="false" draw:fit-to-size="false" style:shrink-to-fit="false" fo:min-height="0.896cm" fo:min-width="3.633cm" fo:padding-top="0.125cm" fo:padding-bottom="0.125cm" fo:padding-left="0.25cm" fo:padding-right="0.25cm" fo:wrap-option="wrap"/>
    </style:style>
    <style:style style:name="gr10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106cm" svg:stroke-color="#0070c0" draw:marker-end="msArrowOpenEnd_20_5_20_106" draw:marker-end-width="0.371cm" draw:marker-end-center="false" draw:stroke-linejoin="miter" draw:fill="none" draw:textarea-vertical-align="top" draw:auto-grow-height="false" fo:min-height="2.874cm" fo:min-width="20.63cm" fo:padding-top="0.125cm" fo:padding-bottom="0.125cm" fo:padding-left="0.25cm" fo:padding-right="0.25cm" fo:wrap-option="wrap"/>
    </style:style>
    <style:style style:name="gr10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none" draw:fill="none" fo:min-height="0.629cm"/>
    </style:style>
    <style:style style:name="gr110" style:family="graphic" style:parent-style-name="standard">
      <style:graphic-properties draw:stroke="none" draw:fill="none" fo:min-height="3.55cm"/>
    </style:style>
    <style:style style:name="gr1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5.571cm" fo:padding-top="0.125cm" fo:padding-bottom="0.125cm" fo:padding-left="0.25cm" fo:padding-right="0.25cm" fo:wrap-option="wrap"/>
    </style:style>
    <style:style style:name="gr1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1" style:family="graphic" style:parent-style-name="standard" style:list-style-name="L1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7.212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106cm" svg:stroke-color="#0070c0" draw:marker-end="msArrowOpenEnd_20_5_20_106" draw:marker-end-width="0.371cm" draw:marker-end-center="false" draw:stroke-linejoin="miter" draw:fill="none" draw:textarea-vertical-align="top" draw:auto-grow-height="false" fo:min-height="0cm" fo:min-width="7.19cm" fo:padding-top="0.125cm" fo:padding-bottom="0.125cm" fo:padding-left="0.25cm" fo:padding-right="0.25cm" fo:wrap-option="wrap"/>
    </style:style>
    <style:style style:name="gr1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7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4.648cm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solid" svg:stroke-width="0.106cm" svg:stroke-color="#0070c0" draw:marker-end="msArrowOpenEnd_20_5_20_106" draw:marker-end-width="0.371cm" draw:marker-end-center="false" draw:stroke-linejoin="miter" draw:fill="none" draw:textarea-vertical-align="top" draw:auto-grow-height="false" fo:min-height="0cm" fo:min-width="4.651cm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4.756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106cm" svg:stroke-color="#0070c0" draw:marker-end="msArrowOpenEnd_20_5_20_106" draw:marker-end-width="0.371cm" draw:marker-end-center="false" draw:stroke-linejoin="miter" draw:fill="none" draw:textarea-vertical-align="top" draw:auto-grow-height="false" fo:min-height="0cm" fo:min-width="4.739cm" fo:padding-top="0.125cm" fo:padding-bottom="0.125cm" fo:padding-left="0.25cm" fo:padding-right="0.25cm" fo:wrap-option="wrap"/>
    </style:style>
    <style:style style:name="gr131" style:family="graphic" style:parent-style-name="standard" style:list-style-name="L1">
      <style:graphic-properties draw:stroke="dash" draw:stroke-dash="Dashed_20__28_var_29__20_1" svg:stroke-width="0.035cm" svg:stroke-color="#325490" draw:stroke-linejoin="miter" draw:fill="solid" draw:fill-color="#ffffff" draw:textarea-vertical-align="middle" draw:auto-grow-height="false" draw:fit-to-size="false" style:shrink-to-fit="false" fo:min-height="0.896cm" fo:min-width="3.606cm" fo:padding-top="0.125cm" fo:padding-bottom="0.125cm" fo:padding-left="0.25cm" fo:padding-right="0.25cm" fo:wrap-option="wrap"/>
    </style:style>
    <style:style style:name="gr13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.387cm" fo:min-width="0.475cm" fo:padding-top="0.125cm" fo:padding-bottom="0.125cm" fo:padding-left="0.25cm" fo:padding-right="0.25cm" fo:wrap-option="wrap"/>
    </style:style>
    <style:style style:name="gr13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9" style:family="graphic" style:parent-style-name="standard" style:list-style-name="L4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2.897cm" fo:min-width="7.678cm" fo:padding-top="0.125cm" fo:padding-bottom="0.125cm" fo:padding-left="0.25cm" fo:padding-right="0.25cm" fo:wrap-option="wrap"/>
    </style:style>
    <style:style style:name="gr140" style:family="graphic" style:parent-style-name="standard">
      <style:graphic-properties draw:stroke="solid" svg:stroke-width="0.106cm" svg:stroke-color="#0070c0" draw:marker-end="msArrowOpenEnd_20_5_20_106" draw:marker-end-width="0.371cm" draw:marker-end-center="false" draw:stroke-linejoin="miter" draw:fill="none" draw:textarea-vertical-align="top" draw:auto-grow-height="false" fo:min-height="4.422cm" fo:min-width="19.279cm" fo:padding-top="0.125cm" fo:padding-bottom="0.125cm" fo:padding-left="0.25cm" fo:padding-right="0.25cm" fo:wrap-option="wrap"/>
    </style:style>
    <style:style style:name="gr1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3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6.505cm" fo:padding-top="0.125cm" fo:padding-bottom="0.125cm" fo:padding-left="0.25cm" fo:padding-right="0.25cm" fo:wrap-option="wrap"/>
    </style:style>
    <style:style style:name="gr144" style:family="graphic" style:parent-style-name="standard">
      <style:graphic-properties draw:stroke="solid" svg:stroke-width="0.106cm" svg:stroke-color="#0070c0" draw:marker-end="msArrowOpenEnd_20_5_20_106" draw:marker-end-width="0.371cm" draw:marker-end-center="false" draw:stroke-linejoin="miter" draw:fill="none" draw:textarea-vertical-align="top" draw:auto-grow-height="false" fo:min-height="0.34cm" fo:min-width="7.994cm" fo:padding-top="0.125cm" fo:padding-bottom="0.125cm" fo:padding-left="0.25cm" fo:padding-right="0.25cm" fo:wrap-option="wrap"/>
    </style:style>
    <style:style style:name="gr14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6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193cm" fo:min-width="4.45cm" fo:padding-top="0cm" fo:padding-bottom="0cm" fo:padding-left="0cm" fo:padding-right="0cm" fo:wrap-option="wrap"/>
    </style:style>
    <style:style style:name="gr147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193cm" fo:min-width="4.45cm" fo:padding-top="0cm" fo:padding-bottom="0cm" fo:padding-left="0cm" fo:padding-right="0cm" fo:wrap-option="wrap"/>
    </style:style>
    <style:style style:name="gr148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193cm" fo:min-width="4.45cm" fo:padding-top="0cm" fo:padding-bottom="0cm" fo:padding-left="0cm" fo:padding-right="0cm" fo:wrap-option="wrap"/>
    </style:style>
    <style:style style:name="gr149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20.376cm" fo:padding-top="0.125cm" fo:padding-bottom="0.125cm" fo:padding-left="0.25cm" fo:padding-right="0.25cm" fo:wrap-option="wrap"/>
    </style:style>
    <style:style style:name="gr15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1" style:family="graphic" style:parent-style-name="standard" style:list-style-name="L1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2" style:family="graphic" style:parent-style-name="standard" style:list-style-name="L4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2.897cm" fo:min-width="7.732cm" fo:padding-top="0.125cm" fo:padding-bottom="0.125cm" fo:padding-left="0.25cm" fo:padding-right="0.25cm" fo:wrap-option="wrap"/>
    </style:style>
    <style:style style:name="gr153" style:family="graphic" style:parent-style-name="standard" style:list-style-name="L1">
      <style:graphic-properties draw:stroke="dash" draw:stroke-dash="Dashed_20__28_var_29__20_1" svg:stroke-width="0.035cm" svg:stroke-color="#325490" draw:stroke-linejoin="miter" draw:fill="solid" draw:fill-color="#ffffff" draw:textarea-vertical-align="middle" draw:auto-grow-height="false" draw:fit-to-size="false" style:shrink-to-fit="false" fo:min-height="0.896cm" fo:min-width="3.633cm" fo:padding-top="0.125cm" fo:padding-bottom="0.125cm" fo:padding-left="0.25cm" fo:padding-right="0.25cm" fo:wrap-option="wrap"/>
    </style:style>
    <style:style style:name="gr15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solid" svg:stroke-width="0.106cm" svg:stroke-color="#0070c0" draw:marker-end="msArrowOpenEnd_20_5_20_106" draw:marker-end-width="0.371cm" draw:marker-end-center="false" draw:stroke-linejoin="miter" draw:fill="none" draw:textarea-vertical-align="top" draw:auto-grow-height="false" fo:min-height="0cm" fo:min-width="4.193cm" fo:padding-top="0.125cm" fo:padding-bottom="0.125cm" fo:padding-left="0.25cm" fo:padding-right="0.25cm" fo:wrap-option="wrap"/>
    </style:style>
    <style:style style:name="gr15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8" style:family="graphic" style:parent-style-name="standard">
      <style:graphic-properties draw:stroke="none" draw:fill="none" fo:min-height="2.75cm"/>
    </style:style>
    <style:style style:name="gr15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제목_20_및_20_내용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hyphenate="true"/>
    </style:style>
    <style:style style:name="P7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2pt" fo:hyphenate="true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2pt" fo:hyphenate="tru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size-asian="18pt" fo:hyphenate="true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2pt" style:font-size-asian="18pt" fo:hyphenate="true"/>
    </style:style>
    <style:style style:name="P18" style:family="paragraph">
      <loext:graphic-properties draw:fill="solid" draw:fill-color="#d9d9d9"/>
      <style:paragraph-properties fo:margin-left="0cm" fo:margin-right="0cm" fo:margin-top="0cm" fo:margin-bottom="0cm" fo:line-height="120%" fo:text-align="start" fo:text-indent="0cm" style:punctuation-wrap="hanging" style:writing-mode="lr-tb" style:font-independent-line-spacing="true"/>
      <style:text-properties fo:font-size="18pt" fo:hyphenate="true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fo:color="#808080" style:font-name="Consolas" fo:font-size="10pt" style:font-name-asian="Consolas" style:font-size-asian="10pt" style:font-name-complex="Consolas" style:font-size-complex="10pt"/>
    </style:style>
    <style:style style:name="P23" style:family="paragraph">
      <loext:graphic-properties draw:fill="solid" draw:fill-color="#d9d9d9"/>
      <style:paragraph-properties fo:margin-left="0cm" fo:margin-right="0cm" fo:margin-top="0cm" fo:margin-bottom="0cm" fo:line-height="120%" fo:text-align="start" fo:text-indent="0cm" style:punctuation-wrap="hanging" style:writing-mode="lr-tb" style:font-independent-line-spacing="true"/>
      <style:text-properties fo:color="#808080" style:font-name="Consolas" fo:font-size="10pt" style:font-name-asian="Consolas" style:font-size-asian="10pt" style:font-name-complex="Consolas" style:font-size-complex="10pt" fo:hyphenate="true"/>
    </style:style>
    <style:style style:name="P24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a6a6a6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563c1" style:text-line-through-style="none" style:text-line-through-type="none" style:text-position="0% 100%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9" style:family="text">
      <style:text-properties fo:font-variant="normal" fo:text-transform="none" fo:color="#ff0000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Wingding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548235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548235" style:text-line-through-style="none" style:text-line-through-type="none" style:text-position="0% 100%" style:font-name="Wingding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Wingding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70ad47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70ad47" style:text-line-through-style="none" style:text-line-through-type="none" style:text-position="0% 100%" style:font-name="Wingding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70ad47" style:text-line-through-style="none" style:text-line-through-type="none" style:text-position="0% 100%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563c1" style:text-outline="false" style:text-line-through-style="none" style:text-line-through-type="none" style:text-position="0% 100%" style:font-name="Consolas" fo:font-size="16pt" fo:letter-spacing="normal" fo:font-style="normal" fo:text-shadow="none" style:text-underline-style="solid" style:text-underline-width="auto" style:text-underline-color="font-color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text-position="0% 100%" style:font-name="Consolas" fo:font-size="13pt" fo:letter-spacing="normal" fo:font-style="normal" fo:text-shadow="none" style:text-underline-style="none" fo:font-weight="normal" style:letter-kerning="true" style:font-name-asian="Consolas" style:font-size-asian="15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font-style="normal" fo:text-shadow="none" style:text-underline-style="none" fo:font-weight="bold" style:letter-kerning="true" style:font-name-asian="Consolas" style:font-size-asian="18pt" style:font-style-asian="normal" style:font-weight-asian="bold" style:font-name-complex="Consola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굴림" fo:font-size="18pt" fo:letter-spacing="normal" fo:font-style="normal" fo:text-shadow="none" style:text-underline-style="none" fo:font-weight="bold" style:letter-kerning="true" style:font-name-asian="굴림2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6pt" fo:letter-spacing="normal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italic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6a6a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482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70ad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및_20_내용" presentation:presentation-page-layout-name="AL1T11">
        <draw:custom-shape draw:name="TextBox 378" draw:style-name="gr1" draw:text-style-name="P2" draw:layer="layout" svg:width="5.946cm" svg:height="1.013cm" svg:x="30.136cm" svg:y="124.199cm">
          <text:p text:style-name="P1"><text:span text:style-name="T1">deleteForm.j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168" draw:style-name="gr2" draw:text-style-name="P3" draw:layer="layout" svg:x1="18.092cm" svg:y1="4.332cm" svg:x2="18.092cm" svg:y2="79.876cm">
          <text:p/>
        </draw:line>
        <draw:custom-shape draw:name="직사각형 24" draw:style-name="gr3" draw:text-style-name="P5" draw:layer="layout" svg:width="4.449cm" svg:height="1.192cm" svg:x="21.08cm" svg:y="5.941cm">
          <text:p text:style-name="P4"><text:span text:style-name="T2">j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6.116cm" svg:y="5.898cm">
          <text:p text:style-name="P4"><text:span text:style-name="T3">사용자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32.403cm" svg:y="5.941cm">
          <text:p text:style-name="P4"><text:span text:style-name="T3">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55.25cm" svg:y="5.941cm">
          <text:p text:style-name="P4"><text:span text:style-name="T3">da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4" draw:text-style-name="P5" draw:layer="layout" svg:width="4.449cm" svg:height="1.192cm" svg:x="68.174cm" svg:y="5.941cm">
          <text:p text:style-name="P4"><text:span text:style-name="T4">sql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79.595cm" svg:y="5.941cm">
          <text:p text:style-name="P4"><text:span text:style-name="T3">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44.778cm" svg:y="5.941cm">
          <text:p text:style-name="P4"><text:span text:style-name="T3">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5" draw:text-style-name="P2" draw:layer="layout" svg:width="10.014cm" svg:height="75.543cm" svg:x="42.209cm" svg:y="4.332cm">
          <text:p text:style-name="P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93" draw:style-name="gr2" draw:text-style-name="P3" draw:layer="layout" svg:x1="29.785cm" svg:y1="4.332cm" svg:x2="29.785cm" svg:y2="79.876cm">
          <text:p/>
        </draw:line>
        <draw:line draw:name="직선 연결선 94" draw:style-name="gr2" draw:text-style-name="P3" draw:layer="layout" svg:x1="41.301cm" svg:y1="4.332cm" svg:x2="41.301cm" svg:y2="79.876cm">
          <text:p/>
        </draw:line>
        <draw:line draw:name="직선 연결선 95" draw:style-name="gr2" draw:text-style-name="P3" draw:layer="layout" svg:x1="52.916cm" svg:y1="4.332cm" svg:x2="52.916cm" svg:y2="79.876cm">
          <text:p/>
        </draw:line>
        <draw:line draw:name="직선 연결선 96" draw:style-name="gr2" draw:text-style-name="P3" draw:layer="layout" svg:x1="63.284cm" svg:y1="4.332cm" svg:x2="63.284cm" svg:y2="79.876cm">
          <text:p/>
        </draw:line>
        <draw:line draw:name="직선 연결선 97" draw:style-name="gr2" draw:text-style-name="P3" draw:layer="layout" svg:x1="92.05cm" svg:y1="4.332cm" svg:x2="92.05cm" svg:y2="79.876cm">
          <text:p/>
        </draw:line>
        <draw:g draw:name="그룹 317">
          <draw:custom-shape draw:name="직선 화살표 연결선 318" draw:style-name="gr6" draw:text-style-name="P3" draw:layer="layout" svg:width="20.876cm" svg:height="0.001cm" svg:x="10.953cm" svg:y="9.76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319" draw:style-name="gr1" draw:text-style-name="P2" draw:layer="layout" svg:width="4.415cm" svg:height="1.775cm" svg:x="31.753cm" svg:y="9.27cm">
            <text:p text:style-name="P1"><text:span text:style-name="T1">/</text:span></text:p>
            <text:p text:style-name="P1"><text:span text:style-name="T1">main(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7" draw:style-name="gr7" draw:text-style-name="P7" draw:layer="layout" svg:width="8.697cm" svg:height="1.06cm" svg:x="2.255cm" svg:y="9.27cm">
            <text:p text:style-name="P6"><text:span text:style-name="T5"><text:a xlink:href="http://localhost:8088/mysite5/" xlink:type="simple">http://localhost:8088/mysite5/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321" draw:style-name="gr8" draw:text-style-name="P9" draw:layer="layout" svg:width="8.231cm" svg:height="3.146cm" svg:x="2.255cm" svg:y="12.312cm">
            <text:p text:style-name="P8"><text:span text:style-name="T6">응답화면</text:span></text:p>
            <text:p text:style-name="P8"><text:span text:style-name="T6">*</text:span><text:span text:style-name="T6">메인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322" draw:style-name="gr9" draw:text-style-name="P10" draw:layer="layout" svg:width="4.132cm" svg:height="1.145cm" svg:x="2.223cm" svg:y="10.339cm">
            <text:p text:style-name="P8"><text:span text:style-name="T7">요청화면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23" draw:style-name="gr1" draw:text-style-name="P2" draw:layer="layout" svg:width="6.719cm" svg:height="1.013cm" svg:x="2.008cm" svg:y="7.893cm">
            <text:p text:style-name="P1"><text:span text:style-name="T1">■</text:span><text:span text:style-name="T1">메인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324" draw:style-name="gr10" draw:text-style-name="P3" draw:layer="layout" svg:width="4.693cm" svg:height="0.12cm" svg:x="26.976cm" svg:y="10.63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직선 화살표 연결선 325" draw:style-name="gr10" draw:text-style-name="P3" draw:layer="layout" svg:width="11.189cm" svg:height="3.124cm" svg:x="10.485cm" svg:y="10.7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326" draw:style-name="gr1" draw:text-style-name="P2" draw:layer="layout" svg:width="5.946cm" svg:height="1.013cm" svg:x="21.677cm" svg:y="10.247cm">
            <text:p text:style-name="P1"><text:span text:style-name="T1">index.j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직선 연결선 10" draw:style-name="gr11" draw:text-style-name="P3" draw:layer="layout" svg:x1="2.201cm" svg:y1="17.786cm" svg:x2="91.491cm" svg:y2="17.786cm">
          <text:p/>
        </draw:line>
        <draw:custom-shape draw:name="TextBox 442" draw:style-name="gr1" draw:text-style-name="P2" draw:layer="layout" svg:width="17.058cm" svg:height="2.282cm" svg:x="1.782cm" svg:y="1.001cm">
          <text:p text:style-name="P1"><text:span text:style-name="T8">■</text:span><text:span text:style-name="T8">mysite5 - 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제목_20_및_20_내용" presentation:presentation-page-layout-name="AL1T11">
        <draw:custom-shape draw:name="TextBox 378" draw:style-name="gr1" draw:text-style-name="P2" draw:layer="layout" svg:width="5.946cm" svg:height="1.013cm" svg:x="30.136cm" svg:y="124.199cm">
          <text:p text:style-name="P1"><text:span text:style-name="T1">deleteForm.j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168" draw:style-name="gr2" draw:text-style-name="P3" draw:layer="layout" svg:x1="18.092cm" svg:y1="4.332cm" svg:x2="18.092cm" svg:y2="79.876cm">
          <text:p/>
        </draw:line>
        <draw:custom-shape draw:name="직사각형 24" draw:style-name="gr3" draw:text-style-name="P5" draw:layer="layout" svg:width="4.449cm" svg:height="1.192cm" svg:x="21.08cm" svg:y="5.941cm">
          <text:p text:style-name="P4"><text:span text:style-name="T2">j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6.116cm" svg:y="5.898cm">
          <text:p text:style-name="P4"><text:span text:style-name="T3">사용자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32.403cm" svg:y="5.941cm">
          <text:p text:style-name="P4"><text:span text:style-name="T3">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55.25cm" svg:y="5.941cm">
          <text:p text:style-name="P4"><text:span text:style-name="T3">da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4" draw:text-style-name="P5" draw:layer="layout" svg:width="4.449cm" svg:height="1.192cm" svg:x="68.174cm" svg:y="5.941cm">
          <text:p text:style-name="P4"><text:span text:style-name="T4">sql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79.595cm" svg:y="5.941cm">
          <text:p text:style-name="P4"><text:span text:style-name="T3">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44.778cm" svg:y="5.941cm">
          <text:p text:style-name="P4"><text:span text:style-name="T3">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5" draw:text-style-name="P2" draw:layer="layout" svg:width="10.014cm" svg:height="75.543cm" svg:x="42.209cm" svg:y="4.332cm">
          <text:p text:style-name="P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93" draw:style-name="gr2" draw:text-style-name="P3" draw:layer="layout" svg:x1="29.785cm" svg:y1="4.332cm" svg:x2="29.785cm" svg:y2="79.876cm">
          <text:p/>
        </draw:line>
        <draw:line draw:name="직선 연결선 94" draw:style-name="gr2" draw:text-style-name="P3" draw:layer="layout" svg:x1="41.301cm" svg:y1="4.332cm" svg:x2="41.301cm" svg:y2="79.876cm">
          <text:p/>
        </draw:line>
        <draw:line draw:name="직선 연결선 95" draw:style-name="gr2" draw:text-style-name="P3" draw:layer="layout" svg:x1="52.916cm" svg:y1="4.332cm" svg:x2="52.916cm" svg:y2="79.876cm">
          <text:p/>
        </draw:line>
        <draw:line draw:name="직선 연결선 96" draw:style-name="gr2" draw:text-style-name="P3" draw:layer="layout" svg:x1="63.284cm" svg:y1="4.332cm" svg:x2="63.284cm" svg:y2="79.876cm">
          <text:p/>
        </draw:line>
        <draw:line draw:name="직선 연결선 97" draw:style-name="gr2" draw:text-style-name="P3" draw:layer="layout" svg:x1="92.05cm" svg:y1="4.332cm" svg:x2="92.05cm" svg:y2="79.876cm">
          <text:p/>
        </draw:line>
        <draw:g draw:name="그룹 327">
          <draw:custom-shape draw:name="직선 화살표 연결선 328" draw:style-name="gr6" draw:text-style-name="P3" draw:layer="layout" svg:width="5.512cm" svg:height="0.001cm" svg:x="26.396cm" svg:y="25.5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329" draw:style-name="gr1" draw:text-style-name="P2" draw:layer="layout" svg:width="6.667cm" svg:height="1.775cm" svg:x="31.832cm" svg:y="25.069cm">
            <text:p text:style-name="P1"><text:span text:style-name="T1">/user</text:span><text:span text:style-name="T9">/join</text:span></text:p>
            <text:p text:style-name="P1"><text:span text:style-name="T1">join(UserV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7" draw:style-name="gr7" draw:text-style-name="P7" draw:layer="layout" svg:width="24.061cm" svg:height="1.06cm" svg:x="2.334cm" svg:y="25.069cm">
            <text:p text:style-name="P6"><text:span text:style-name="T5"><text:a xlink:href="http://localhost:8088/mysite5/user/" xlink:type="simple">http://localhost:8088/mysite5/user/</text:a></text:span><text:span text:style-name="T3">join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331">
            <draw:custom-shape draw:name="직선 화살표 연결선 361" draw:style-name="gr6" draw:text-style-name="P3" draw:layer="layout" svg:width="5.02cm" svg:height="0.052cm" svg:x="38.056cm" svg:y="25.63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362" draw:style-name="gr10" draw:text-style-name="P3" draw:layer="layout" svg:width="5.005cm" svg:height="0.001cm" svg:x="38.027cm" svg:y="26.785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TextBox 332" draw:style-name="gr1" draw:text-style-name="P2" draw:layer="layout" svg:width="7.356cm" svg:height="1.013cm" svg:x="54.174cm" svg:y="25.352cm">
            <text:p text:style-name="P1"><text:span text:style-name="T1">insert(UserV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3" draw:style-name="gr1" draw:text-style-name="P2" draw:layer="layout" svg:width="8.881cm" svg:height="1.773cm" svg:x="63.837cm" svg:y="25.391cm">
            <text:p text:style-name="P1"><text:span text:style-name="T1">insert(“user.insert”, UserV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4" draw:style-name="gr1" draw:text-style-name="P2" draw:layer="layout" svg:width="6.719cm" svg:height="1.013cm" svg:x="79.054cm" svg:y="25.352cm">
            <text:p text:style-name="P1"><text:span text:style-name="T1">id=user.inse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335">
            <draw:custom-shape draw:name="직선 화살표 연결선 359" draw:style-name="gr6" draw:text-style-name="P3" draw:layer="layout" svg:width="6.745cm" svg:height="0.038cm" svg:x="72.428cm" svg:y="25.724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360" draw:style-name="gr10" draw:text-style-name="P3" draw:layer="layout" svg:width="6.725cm" svg:height="0.001cm" svg:x="72.39cm" svg:y="26.58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TextBox 336" draw:style-name="gr1" draw:text-style-name="P2" draw:layer="layout" svg:width="3.416cm" svg:height="0.927cm" svg:x="60.181cm" svg:y="26.367cm">
            <text:p text:style-name="P1"><text:span text:style-name="T2">*</text:span><text:span text:style-name="T2">성공갯수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337">
            <draw:custom-shape draw:name="직선 화살표 연결선 357" draw:style-name="gr6" draw:text-style-name="P3" draw:layer="layout" svg:width="3.329cm" svg:height="0.018cm" svg:x="60.717cm" svg:y="25.61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358" draw:style-name="gr10" draw:text-style-name="P3" draw:layer="layout" svg:width="3.284cm" svg:height="0.001cm" svg:x="60.717cm" svg:y="26.261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직사각형 338" draw:style-name="gr9" draw:text-style-name="P10" draw:layer="layout" svg:width="4.132cm" svg:height="1.145cm" svg:x="2.302cm" svg:y="26.137cm">
            <text:p text:style-name="P8"><text:span text:style-name="T7">요청화면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9" draw:style-name="gr1" draw:text-style-name="P2" draw:layer="layout" svg:width="2.379cm" svg:height="0.927cm" svg:x="38.622cm" svg:y="26.475cm">
            <text:p text:style-name="P1"><text:span text:style-name="T2">cou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0" draw:style-name="gr1" draw:text-style-name="P2" draw:layer="layout" svg:width="13.418cm" svg:height="0.843cm" svg:x="12.693cm" svg:y="25.21cm">
            <text:p text:style-name="P1"><text:span text:style-name="T10">id=aaa&amp;password=1234&amp;name=</text:span><text:span text:style-name="T10">황일영</text:span><text:span text:style-name="T10">&amp;gender=ma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1" draw:style-name="gr1" draw:text-style-name="P2" draw:layer="layout" svg:width="4.19cm" svg:height="0.927cm" svg:x="37.778cm" svg:y="24.41cm">
            <text:p text:style-name="P1"><text:span text:style-name="T2">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2" draw:style-name="gr1" draw:text-style-name="P2" draw:layer="layout" svg:width="4.19cm" svg:height="0.927cm" svg:x="59.891cm" svg:y="24.544cm">
            <text:p text:style-name="P1"><text:span text:style-name="T2">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3" draw:style-name="gr1" draw:text-style-name="P2" draw:layer="layout" svg:width="8.972cm" svg:height="0.927cm" svg:x="73.997cm" svg:y="24.489cm">
            <text:p text:style-name="P1"><text:span text:style-name="T2">parameterType 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4" draw:style-name="gr1" draw:text-style-name="P2" draw:layer="layout" svg:width="9.023cm" svg:height="4.395cm" svg:x="29.183cm" svg:y="20.692cm">
            <text:p text:style-name="P1"><text:span text:style-name="T10">@ModelAttribute</text:span></text:p>
            <text:p text:style-name="P1"><text:span text:style-name="T11">UserVo{</text:span></text:p>
            <text:p text:style-name="P1"><text:span text:style-name="T10"><text:s text:c="4"/></text:span><text:span text:style-name="T10">id=aaa</text:span></text:p>
            <text:p text:style-name="P1"><text:span text:style-name="T10"><text:s text:c="4"/></text:span><text:span text:style-name="T10">password=1234</text:span></text:p>
            <text:p text:style-name="P1"><text:span text:style-name="T10"><text:s text:c="4"/></text:span><text:span text:style-name="T10">name=</text:span><text:span text:style-name="T10">황일영</text:span></text:p>
            <text:p text:style-name="P1"><text:span text:style-name="T10"><text:s text:c="4"/></text:span><text:span text:style-name="T10">gender=male</text:span></text:p>
            <text:p text:style-name="P1"><text:span text:style-name="T11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5" draw:style-name="gr1" draw:text-style-name="P2" draw:layer="layout" svg:width="6.719cm" svg:height="1.013cm" svg:x="2.008cm" svg:y="23.466cm">
            <text:p text:style-name="P1"><text:span text:style-name="T1">■</text:span><text:span text:style-name="T1">회원가입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346" draw:style-name="gr8" draw:text-style-name="P9" draw:layer="layout" svg:width="8.231cm" svg:height="3.146cm" svg:x="2.201cm" svg:y="28.967cm">
            <text:p text:style-name="P8"><text:span text:style-name="T6">응답화면</text:span></text:p>
            <text:p text:style-name="P8"><text:span text:style-name="T6">*</text:span><text:span text:style-name="T6">회원가입성공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347" draw:style-name="gr10" draw:text-style-name="P3" draw:layer="layout" svg:width="11.189cm" svg:height="3.124cm" svg:x="10.431cm" svg:y="27.41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348" draw:style-name="gr1" draw:text-style-name="P2" draw:layer="layout" svg:width="5.946cm" svg:height="1.013cm" svg:x="21.623cm" svg:y="26.903cm">
            <text:p text:style-name="P1"><text:span text:style-name="T1">joinOk.j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349" draw:style-name="gr10" draw:text-style-name="P3" draw:layer="layout" svg:width="6.18cm" svg:height="1.148cm" svg:x="25.805cm" svg:y="26.40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직선 화살표 연결선 350" draw:style-name="gr13" draw:text-style-name="P3" draw:layer="layout" svg:width="0.981cm" svg:height="0.637cm" svg:x="6.604cm" svg:y="26.22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51" draw:style-name="gr1" draw:text-style-name="P2" draw:layer="layout" svg:width="6.667cm" svg:height="1.013cm" svg:x="43.894cm" svg:y="25.069cm">
            <text:p text:style-name="P1"><text:span text:style-name="T1">join(UserV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352">
            <draw:custom-shape draw:name="직선 화살표 연결선 355" draw:style-name="gr6" draw:text-style-name="P3" draw:layer="layout" svg:width="3.394cm" svg:height="0.036cm" svg:x="50.474cm" svg:y="25.63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356" draw:style-name="gr10" draw:text-style-name="P3" draw:layer="layout" svg:width="3.384cm" svg:height="0.001cm" svg:x="50.456cm" svg:y="26.445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TextBox 353" draw:style-name="gr1" draw:text-style-name="P2" draw:layer="layout" svg:width="2.379cm" svg:height="0.927cm" svg:x="50.206cm" svg:y="26.475cm">
            <text:p text:style-name="P1"><text:span text:style-name="T2">cou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54" draw:style-name="gr1" draw:text-style-name="P2" draw:layer="layout" svg:width="4.19cm" svg:height="0.927cm" svg:x="50.206cm" svg:y="24.41cm">
            <text:p text:style-name="P1"><text:span text:style-name="T2">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363">
          <draw:custom-shape draw:name="직선 화살표 연결선 364" draw:style-name="gr6" draw:text-style-name="P3" draw:layer="layout" svg:width="17.661cm" svg:height="0.001cm" svg:x="14.167cm" svg:y="11.6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365" draw:style-name="gr1" draw:text-style-name="P2" draw:layer="layout" svg:width="5.863cm" svg:height="1.775cm" svg:x="31.753cm" svg:y="11.151cm">
            <text:p text:style-name="P1"><text:span text:style-name="T1">/user</text:span><text:span text:style-name="T9">/joinForm</text:span></text:p>
            <text:p text:style-name="P1"><text:span text:style-name="T1">joinForm(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7" draw:style-name="gr7" draw:text-style-name="P7" draw:layer="layout" svg:width="11.911cm" svg:height="1.871cm" svg:x="2.255cm" svg:y="11.151cm">
            <text:p text:style-name="P6"><text:span text:style-name="T5"><text:a xlink:href="http://localhost:8088/mysite5/" xlink:type="simple">http://localhost:8088/mysite5/</text:a></text:span><text:span text:style-name="T3">user/joinFor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367" draw:style-name="gr8" draw:text-style-name="P9" draw:layer="layout" svg:width="8.231cm" svg:height="3.146cm" svg:x="2.255cm" svg:y="14.193cm">
            <text:p text:style-name="P8"><text:span text:style-name="T6">응답화면</text:span></text:p>
            <text:p text:style-name="P8"><text:span text:style-name="T6">*</text:span><text:span text:style-name="T6">회원가입 폼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368" draw:style-name="gr9" draw:text-style-name="P10" draw:layer="layout" svg:width="4.132cm" svg:height="1.145cm" svg:x="2.223cm" svg:y="12.219cm">
            <text:p text:style-name="P8"><text:span text:style-name="T7">요청화면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69" draw:style-name="gr1" draw:text-style-name="P2" draw:layer="layout" svg:width="6.719cm" svg:height="1.013cm" svg:x="2.008cm" svg:y="9.774cm">
            <text:p text:style-name="P1"><text:span text:style-name="T1">■</text:span><text:span text:style-name="T1">회원가입폼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370" draw:style-name="gr10" draw:text-style-name="P3" draw:layer="layout" svg:width="4.693cm" svg:height="0.12cm" svg:x="26.976cm" svg:y="12.5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직선 화살표 연결선 371" draw:style-name="gr10" draw:text-style-name="P3" draw:layer="layout" svg:width="11.189cm" svg:height="3.124cm" svg:x="10.485cm" svg:y="12.64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372" draw:style-name="gr1" draw:text-style-name="P2" draw:layer="layout" svg:width="5.946cm" svg:height="1.013cm" svg:x="21.677cm" svg:y="12.128cm">
            <text:p text:style-name="P1"><text:span text:style-name="T1">joinForm.j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73" draw:style-name="gr1" draw:text-style-name="P2" draw:layer="layout" svg:width="6.079cm" svg:height="2.619cm" svg:x="39.095cm" svg:y="37.845cm">
          <text:p text:style-name="P1"><text:span text:style-name="T11">UserVo{</text:span></text:p>
          <text:p text:style-name="P1"><text:span text:style-name="T10"><text:s text:c="4"/></text:span><text:span text:style-name="T10">id=aaa</text:span></text:p>
          <text:p text:style-name="P1"><text:span text:style-name="T10"><text:s text:c="4"/></text:span><text:span text:style-name="T10">password=1234</text:span></text:p>
          <text:p text:style-name="P1"><text:span text:style-name="T1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4" draw:style-name="gr1" draw:text-style-name="P2" draw:layer="layout" svg:width="6.079cm" svg:height="2.619cm" svg:x="49.568cm" svg:y="37.845cm">
          <text:p text:style-name="P1"><text:span text:style-name="T11">UserVo{</text:span></text:p>
          <text:p text:style-name="P1"><text:span text:style-name="T10"><text:s text:c="4"/></text:span><text:span text:style-name="T10">id=aaa</text:span></text:p>
          <text:p text:style-name="P1"><text:span text:style-name="T10"><text:s text:c="4"/></text:span><text:span text:style-name="T10">password=1234</text:span></text:p>
          <text:p text:style-name="P1"><text:span text:style-name="T1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5" draw:style-name="gr1" draw:text-style-name="P2" draw:layer="layout" svg:width="6.079cm" svg:height="2.619cm" svg:x="60.558cm" svg:y="37.845cm">
          <text:p text:style-name="P1"><text:span text:style-name="T11">UserVo{</text:span></text:p>
          <text:p text:style-name="P1"><text:span text:style-name="T10"><text:s text:c="4"/></text:span><text:span text:style-name="T10">id=aaa</text:span></text:p>
          <text:p text:style-name="P1"><text:span text:style-name="T10"><text:s text:c="4"/></text:span><text:span text:style-name="T10">password=1234</text:span></text:p>
          <text:p text:style-name="P1"><text:span text:style-name="T1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376">
          <draw:custom-shape draw:name="직선 화살표 연결선 377" draw:style-name="gr6" draw:text-style-name="P3" draw:layer="layout" svg:width="12.649cm" svg:height="0.001cm" svg:x="19.258cm" svg:y="41.60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379" draw:style-name="gr1" draw:text-style-name="P2" draw:layer="layout" svg:width="6.667cm" svg:height="1.775cm" svg:x="31.832cm" svg:y="41.104cm">
            <text:p text:style-name="P1"><text:span text:style-name="T1">/user</text:span><text:span text:style-name="T9">/login</text:span></text:p>
            <text:p text:style-name="P1"><text:span text:style-name="T1">login(UserV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7" draw:style-name="gr7" draw:text-style-name="P7" draw:layer="layout" svg:width="16.923cm" svg:height="1.06cm" svg:x="2.334cm" svg:y="41.104cm">
            <text:p text:style-name="P6"><text:span text:style-name="T5"><text:a xlink:href="http://localhost:8088/mysite5/user/" xlink:type="simple">http://localhost:8088/mysite5/user/</text:a></text:span><text:span text:style-name="T3">login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381">
            <draw:custom-shape draw:name="직선 화살표 연결선 426" draw:style-name="gr6" draw:text-style-name="P3" draw:layer="layout" svg:width="5.596cm" svg:height="0.035cm" svg:x="38.059cm" svg:y="41.669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427" draw:style-name="gr10" draw:text-style-name="P3" draw:layer="layout" svg:width="5.579cm" svg:height="0.001cm" svg:x="38.027cm" svg:y="42.452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TextBox 382" draw:style-name="gr1" draw:text-style-name="P2" draw:layer="layout" svg:width="7.356cm" svg:height="1.013cm" svg:x="54.474cm" svg:y="41.387cm">
            <text:p text:style-name="P1"><text:span text:style-name="T1">selectUser(UserV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83" draw:style-name="gr1" draw:text-style-name="P2" draw:layer="layout" svg:width="11.93cm" svg:height="1.013cm" svg:x="66.553cm" svg:y="41.426cm">
            <text:p text:style-name="P1"><text:span text:style-name="T1">selectOne(“user.selectUser”, UserV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84" draw:style-name="gr1" draw:text-style-name="P2" draw:layer="layout" svg:width="6.719cm" svg:height="1.013cm" svg:x="85.545cm" svg:y="41.589cm">
            <text:p text:style-name="P1"><text:span text:style-name="T1">id=user.selectUs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385">
            <draw:custom-shape draw:name="직선 화살표 연결선 424" draw:style-name="gr6" draw:text-style-name="P3" draw:layer="layout" svg:width="6.745cm" svg:height="0.038cm" svg:x="78.035cm" svg:y="41.759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425" draw:style-name="gr10" draw:text-style-name="P3" draw:layer="layout" svg:width="6.725cm" svg:height="0.001cm" svg:x="78.03cm" svg:y="42.615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g draw:name="그룹 386">
            <draw:custom-shape draw:name="직선 화살표 연결선 422" draw:style-name="gr6" draw:text-style-name="P3" draw:layer="layout" svg:width="5.29cm" svg:height="0.029cm" svg:x="61.038cm" svg:y="41.65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423" draw:style-name="gr10" draw:text-style-name="P3" draw:layer="layout" svg:width="5.274cm" svg:height="0.001cm" svg:x="61.01cm" svg:y="42.296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직사각형 387" draw:style-name="gr9" draw:text-style-name="P10" draw:layer="layout" svg:width="4.132cm" svg:height="1.145cm" svg:x="2.302cm" svg:y="42.172cm">
            <text:p text:style-name="P8"><text:span text:style-name="T7">요청화면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88" draw:style-name="gr1" draw:text-style-name="P2" draw:layer="layout" svg:width="6.458cm" svg:height="0.843cm" svg:x="13.1cm" svg:y="41.201cm">
            <text:p text:style-name="P1"><text:span text:style-name="T10">id=aaa&amp;password=123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89" draw:style-name="gr1" draw:text-style-name="P2" draw:layer="layout" svg:width="4.19cm" svg:height="0.927cm" svg:x="38.723cm" svg:y="40.447cm">
            <text:p text:style-name="P1"><text:span text:style-name="T2">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0" draw:style-name="gr1" draw:text-style-name="P2" draw:layer="layout" svg:width="4.19cm" svg:height="0.927cm" svg:x="62.173cm" svg:y="40.579cm">
            <text:p text:style-name="P1"><text:span text:style-name="T2">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1" draw:style-name="gr1" draw:text-style-name="P2" draw:layer="layout" svg:width="10.447cm" svg:height="1.601cm" svg:x="81.394cm" svg:y="40.524cm">
            <text:p text:style-name="P1"><text:span text:style-name="T2">parameterType UserVo</text:span><text:span text:style-name="T12">id passwo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2" draw:style-name="gr1" draw:text-style-name="P2" draw:layer="layout" svg:width="9.023cm" svg:height="3.211cm" svg:x="27.612cm" svg:y="38.211cm">
            <text:p text:style-name="P1"><text:span text:style-name="T10">@ModelAttribute</text:span></text:p>
            <text:p text:style-name="P1"><text:span text:style-name="T11">UserVo{</text:span></text:p>
            <text:p text:style-name="P1"><text:span text:style-name="T10"><text:s text:c="4"/></text:span><text:span text:style-name="T10">id=aaa</text:span></text:p>
            <text:p text:style-name="P1"><text:span text:style-name="T10"><text:s text:c="4"/></text:span><text:span text:style-name="T10">password=1234</text:span></text:p>
            <text:p text:style-name="P1"><text:span text:style-name="T11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3" draw:style-name="gr1" draw:text-style-name="P2" draw:layer="layout" svg:width="6.719cm" svg:height="1.013cm" svg:x="2.008cm" svg:y="39.501cm">
            <text:p text:style-name="P1"><text:span text:style-name="T1">■</text:span><text:span text:style-name="T1">로그인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394" draw:style-name="gr8" draw:text-style-name="P9" draw:layer="layout" svg:width="8.231cm" svg:height="3.146cm" svg:x="2.201cm" svg:y="45.002cm">
            <text:p text:style-name="P8"><text:span text:style-name="T6">응답화면</text:span></text:p>
            <text:p text:style-name="P8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5" draw:style-name="gr14" draw:text-style-name="P2" draw:layer="layout" svg:width="5.946cm" svg:height="0.854cm" svg:x="21.577cm" svg:y="48.244cm">
            <text:p text:style-name="P1"><text:span text:style-name="T10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396" draw:style-name="gr10" draw:text-style-name="P3" draw:layer="layout" svg:width="21.26cm" svg:height="2.071cm" svg:x="10.487cm" svg:y="43.92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직선 화살표 연결선 397" draw:style-name="gr13" draw:text-style-name="P3" draw:layer="layout" svg:width="0.981cm" svg:height="0.637cm" svg:x="6.604cm" svg:y="42.2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98" draw:style-name="gr1" draw:text-style-name="P2" draw:layer="layout" svg:width="8.972cm" svg:height="1.601cm" svg:x="81.537cm" svg:y="42.806cm">
            <text:p text:style-name="P1"><text:span text:style-name="T2">resultType UserVo</text:span><text:span text:style-name="T12">no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9" draw:style-name="gr1" draw:text-style-name="P2" draw:layer="layout" svg:width="4.19cm" svg:height="0.927cm" svg:x="62.173cm" svg:y="42.391cm">
            <text:p text:style-name="P1"><text:span text:style-name="T2">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0" draw:style-name="gr1" draw:text-style-name="P2" draw:layer="layout" svg:width="4.19cm" svg:height="0.927cm" svg:x="38.861cm" svg:y="42.561cm">
            <text:p text:style-name="P1"><text:span text:style-name="T2">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1" draw:style-name="gr1" draw:text-style-name="P2" draw:layer="layout" svg:width="9.765cm" svg:height="2.277cm" svg:x="32.997cm" svg:y="44.182cm">
            <text:p text:style-name="P1"><text:span text:style-name="T13">UserVo</text:span><text:span text:style-name="T14">authUser </text:span></text:p>
            <text:p text:style-name="P1"><text:span text:style-name="T14"></text:span><text:span text:style-name="T14">세션저장최소정보</text:span><text:span text:style-name="T14">(no, </text:span><text:span text:style-name="T14">이름</text:span><text:span text:style-name="T14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402" draw:style-name="gr6" draw:text-style-name="P3" draw:layer="layout" svg:width="2.556cm" svg:height="1.027cm" svg:x="10.315cm" svg:y="47.2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직선 화살표 연결선 403" draw:style-name="gr10" draw:text-style-name="P3" draw:layer="layout" svg:width="16.914cm" svg:height="4.908cm" svg:x="15.16cm" svg:y="46.62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직사각형 404" draw:style-name="gr8" draw:text-style-name="P9" draw:layer="layout" svg:width="12.958cm" svg:height="3.146cm" svg:x="2.201cm" svg:y="49.962cm">
            <text:p text:style-name="P8"><text:span text:style-name="T6">응답화면</text:span></text:p>
            <text:p text:style-name="P8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405" draw:style-name="gr6" draw:text-style-name="P3" draw:layer="layout" svg:width="2.556cm" svg:height="1.027cm" svg:x="15.151cm" svg:y="51.8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406" draw:style-name="gr1" draw:text-style-name="P2" draw:layer="layout" svg:width="8.207cm" svg:height="1.013cm" svg:x="23.867cm" svg:y="43.152cm">
            <text:p text:style-name="P1"><text:span text:style-name="T1">redirect: / <text:s text:c="2"/></text:span><text:span text:style-name="T15"> ma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7" draw:style-name="gr1" draw:text-style-name="P2" draw:layer="layout" svg:width="8.207cm" svg:height="1.013cm" svg:x="2.974cm" svg:y="46.892cm">
            <text:p text:style-name="P1"><text:span text:style-name="T16">redirect: / <text:s text:c="2"/></text:span><text:span text:style-name="T17"> ma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7" draw:style-name="gr7" draw:text-style-name="P7" draw:layer="layout" svg:width="8.697cm" svg:height="1.06cm" svg:x="10.144cm" svg:y="48.532cm">
            <text:p text:style-name="P6"><text:span text:style-name="T5"><text:a xlink:href="http://localhost:8088/mysite5/" xlink:type="simple">http://localhost:8088/mysite5/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9" draw:style-name="gr1" draw:text-style-name="P2" draw:layer="layout" svg:width="8.207cm" svg:height="0.843cm" svg:x="31.748cm" svg:y="43.502cm">
            <text:p text:style-name="P1"><text:span text:style-name="T10">로그인 성공이면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0" draw:style-name="gr1" draw:text-style-name="P2" draw:layer="layout" svg:width="8.207cm" svg:height="0.843cm" svg:x="31.748cm" svg:y="46.037cm">
            <text:p text:style-name="P1"><text:span text:style-name="T10">로그인 실패이면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1" draw:style-name="gr1" draw:text-style-name="P2" draw:layer="layout" svg:width="13.985cm" svg:height="1.773cm" svg:x="22.456cm" svg:y="47.18cm">
            <text:p text:style-name="P1"><text:span text:style-name="T1">redirect: / <text:s text:c="2"/></text:span><text:span text:style-name="T15"> user/loginForm?result=fai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2" draw:style-name="gr1" draw:text-style-name="P2" draw:layer="layout" svg:width="13.542cm" svg:height="1.013cm" svg:x="2.974cm" svg:y="51.85cm">
            <text:p text:style-name="P1"><text:span text:style-name="T16">redirect: /user/loginForm?result=fai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7" draw:style-name="gr7" draw:text-style-name="P7" draw:layer="layout" svg:width="15.367cm" svg:height="1.06cm" svg:x="10.144cm" svg:y="53.246cm">
            <text:p text:style-name="P6"><text:span text:style-name="T5"><text:a xlink:href="http://localhost:8088/mysite5/" xlink:type="simple">http://localhost:8088/mysite5/</text:a></text:span><text:span text:style-name="T3">user/loginForm?result=fai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4" draw:style-name="gr1" draw:text-style-name="P2" draw:layer="layout" svg:width="7.356cm" svg:height="1.013cm" svg:x="43.997cm" svg:y="41.387cm">
            <text:p text:style-name="P1"><text:span text:style-name="T1">login(UserV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415">
            <draw:custom-shape draw:name="직선 화살표 연결선 420" draw:style-name="gr6" draw:text-style-name="P3" draw:layer="layout" svg:width="5.29cm" svg:height="0.029cm" svg:x="49.132cm" svg:y="41.65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421" draw:style-name="gr10" draw:text-style-name="P3" draw:layer="layout" svg:width="5.274cm" svg:height="0.001cm" svg:x="49.104cm" svg:y="42.296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TextBox 416" draw:style-name="gr1" draw:text-style-name="P2" draw:layer="layout" svg:width="4.19cm" svg:height="0.927cm" svg:x="50.267cm" svg:y="40.579cm">
            <text:p text:style-name="P1"><text:span text:style-name="T2">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7" draw:style-name="gr1" draw:text-style-name="P2" draw:layer="layout" svg:width="4.19cm" svg:height="0.927cm" svg:x="50.267cm" svg:y="42.391cm">
            <text:p text:style-name="P1"><text:span text:style-name="T2">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8" draw:style-name="gr1" draw:text-style-name="P2" draw:layer="layout" svg:width="6.079cm" svg:height="2.619cm" svg:x="60.953cm" svg:y="43.471cm">
            <text:p text:style-name="P1"><text:span text:style-name="T11">UserVo{</text:span></text:p>
            <text:p text:style-name="P1"><text:span text:style-name="T10"><text:s text:c="4"/></text:span><text:span text:style-name="T10">no=24</text:span></text:p>
            <text:p text:style-name="P1"><text:span text:style-name="T10"><text:s text:c="4"/></text:span><text:span text:style-name="T10">name=“</text:span><text:span text:style-name="T10">황일영”</text:span></text:p>
            <text:p text:style-name="P1"><text:span text:style-name="T11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9" draw:style-name="gr1" draw:text-style-name="P2" draw:layer="layout" svg:width="6.079cm" svg:height="2.619cm" svg:x="49.031cm" svg:y="43.471cm">
            <text:p text:style-name="P1"><text:span text:style-name="T11">UserVo{</text:span></text:p>
            <text:p text:style-name="P1"><text:span text:style-name="T10"><text:s text:c="4"/></text:span><text:span text:style-name="T10">no=24</text:span></text:p>
            <text:p text:style-name="P1"><text:span text:style-name="T10"><text:s text:c="4"/></text:span><text:span text:style-name="T10">name=“</text:span><text:span text:style-name="T10">황일영”</text:span></text:p>
            <text:p text:style-name="P1"><text:span text:style-name="T11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28" draw:style-name="gr1" draw:text-style-name="P2" draw:layer="layout" svg:width="9.765cm" svg:height="0.927cm" svg:x="32.232cm" svg:y="66.756cm">
          <text:p text:style-name="P1"><text:span text:style-name="T13">세션 </text:span><text:span text:style-name="T13">authUser</text:span><text:span text:style-name="T13">삭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429">
          <draw:custom-shape draw:name="직선 화살표 연결선 430" draw:style-name="gr6" draw:text-style-name="P3" draw:layer="layout" svg:width="16.615cm" svg:height="0.001cm" svg:x="15.214cm" svg:y="65.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431" draw:style-name="gr1" draw:text-style-name="P2" draw:layer="layout" svg:width="5.863cm" svg:height="1.775cm" svg:x="31.753cm" svg:y="64.542cm">
            <text:p text:style-name="P1"><text:span text:style-name="T1">/user</text:span><text:span text:style-name="T9">/logout</text:span></text:p>
            <text:p text:style-name="P1"><text:span text:style-name="T1">logout(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7" draw:style-name="gr7" draw:text-style-name="P7" draw:layer="layout" svg:width="12.958cm" svg:height="1.06cm" svg:x="2.255cm" svg:y="64.542cm">
            <text:p text:style-name="P6"><text:span text:style-name="T5"><text:a xlink:href="http://localhost:8088/mysite5/" xlink:type="simple">http://localhost:8088/mysite5/</text:a></text:span><text:span text:style-name="T3">user/log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433" draw:style-name="gr9" draw:text-style-name="P10" draw:layer="layout" svg:width="4.132cm" svg:height="1.145cm" svg:x="2.223cm" svg:y="65.61cm">
            <text:p text:style-name="P8"><text:span text:style-name="T7">요청화면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34" draw:style-name="gr1" draw:text-style-name="P2" draw:layer="layout" svg:width="6.719cm" svg:height="1.013cm" svg:x="2.008cm" svg:y="63.165cm">
            <text:p text:style-name="P1"><text:span text:style-name="T1">■</text:span><text:span text:style-name="T1">로그아웃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435" draw:style-name="gr10" draw:text-style-name="P3" draw:layer="layout" svg:width="4.693cm" svg:height="0.12cm" svg:x="26.976cm" svg:y="65.91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직사각형 436" draw:style-name="gr8" draw:text-style-name="P9" draw:layer="layout" svg:width="8.231cm" svg:height="3.146cm" svg:x="2.218cm" svg:y="68.512cm">
            <text:p text:style-name="P8"><text:span text:style-name="T6">응답화면</text:span></text:p>
            <text:p text:style-name="P8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437" draw:style-name="gr10" draw:text-style-name="P3" draw:layer="layout" svg:width="21.26cm" svg:height="2.071cm" svg:x="10.504cm" svg:y="67.43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직선 화살표 연결선 438" draw:style-name="gr6" draw:text-style-name="P3" draw:layer="layout" svg:width="2.556cm" svg:height="1.027cm" svg:x="10.332cm" svg:y="70.7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439" draw:style-name="gr1" draw:text-style-name="P2" draw:layer="layout" svg:width="8.207cm" svg:height="1.013cm" svg:x="23.884cm" svg:y="66.662cm">
            <text:p text:style-name="P1"><text:span text:style-name="T1">redirect: / <text:s text:c="2"/></text:span><text:span text:style-name="T15"> ma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7" draw:style-name="gr7" draw:text-style-name="P7" draw:layer="layout" svg:width="8.697cm" svg:height="1.06cm" svg:x="10.161cm" svg:y="72.042cm">
            <text:p text:style-name="P6"><text:span text:style-name="T5"><text:a xlink:href="http://localhost:8088/mysite5/" xlink:type="simple">http://localhost:8088/mysite5/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1" draw:style-name="gr1" draw:text-style-name="P2" draw:layer="layout" svg:width="8.207cm" svg:height="1.013cm" svg:x="2.974cm" svg:y="70.214cm">
            <text:p text:style-name="P1"><text:span text:style-name="T16">redirect: / <text:s text:c="2"/></text:span><text:span text:style-name="T17"> ma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42" draw:style-name="gr1" draw:text-style-name="P2" draw:layer="layout" svg:width="17.058cm" svg:height="2.282cm" svg:x="1.782cm" svg:y="1.001cm">
          <text:p text:style-name="P1"><text:span text:style-name="T8">■</text:span><text:span text:style-name="T8">mysite5 - 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제목_20_및_20_내용" presentation:presentation-page-layout-name="AL1T11">
        <draw:custom-shape draw:name="TextBox 378" draw:style-name="gr1" draw:text-style-name="P2" draw:layer="layout" svg:width="5.946cm" svg:height="1.013cm" svg:x="30.136cm" svg:y="124.199cm">
          <text:p text:style-name="P1"><text:span text:style-name="T1">deleteForm.j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168" draw:style-name="gr2" draw:text-style-name="P3" draw:layer="layout" svg:x1="18.092cm" svg:y1="4.332cm" svg:x2="18.092cm" svg:y2="79.876cm">
          <text:p/>
        </draw:line>
        <draw:custom-shape draw:name="직사각형 24" draw:style-name="gr3" draw:text-style-name="P5" draw:layer="layout" svg:width="4.449cm" svg:height="1.192cm" svg:x="21.08cm" svg:y="5.941cm">
          <text:p text:style-name="P4"><text:span text:style-name="T2">j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6.116cm" svg:y="5.898cm">
          <text:p text:style-name="P4"><text:span text:style-name="T3">사용자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32.403cm" svg:y="5.941cm">
          <text:p text:style-name="P4"><text:span text:style-name="T3">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55.25cm" svg:y="5.941cm">
          <text:p text:style-name="P4"><text:span text:style-name="T3">da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4" draw:text-style-name="P5" draw:layer="layout" svg:width="4.449cm" svg:height="1.192cm" svg:x="68.174cm" svg:y="5.941cm">
          <text:p text:style-name="P4"><text:span text:style-name="T4">sql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79.595cm" svg:y="5.941cm">
          <text:p text:style-name="P4"><text:span text:style-name="T3">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44.778cm" svg:y="5.941cm">
          <text:p text:style-name="P4"><text:span text:style-name="T3">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5" draw:text-style-name="P2" draw:layer="layout" svg:width="10.014cm" svg:height="75.543cm" svg:x="42.209cm" svg:y="4.332cm">
          <text:p text:style-name="P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93" draw:style-name="gr2" draw:text-style-name="P3" draw:layer="layout" svg:x1="29.785cm" svg:y1="4.332cm" svg:x2="29.785cm" svg:y2="79.876cm">
          <text:p/>
        </draw:line>
        <draw:line draw:name="직선 연결선 94" draw:style-name="gr2" draw:text-style-name="P3" draw:layer="layout" svg:x1="41.301cm" svg:y1="4.332cm" svg:x2="41.301cm" svg:y2="79.876cm">
          <text:p/>
        </draw:line>
        <draw:line draw:name="직선 연결선 95" draw:style-name="gr2" draw:text-style-name="P3" draw:layer="layout" svg:x1="52.916cm" svg:y1="4.332cm" svg:x2="52.916cm" svg:y2="79.876cm">
          <text:p/>
        </draw:line>
        <draw:line draw:name="직선 연결선 96" draw:style-name="gr2" draw:text-style-name="P3" draw:layer="layout" svg:x1="63.284cm" svg:y1="4.332cm" svg:x2="63.284cm" svg:y2="79.876cm">
          <text:p/>
        </draw:line>
        <draw:line draw:name="직선 연결선 97" draw:style-name="gr2" draw:text-style-name="P3" draw:layer="layout" svg:x1="92.05cm" svg:y1="4.332cm" svg:x2="92.05cm" svg:y2="79.876cm">
          <text:p/>
        </draw:line>
        <draw:custom-shape draw:name="TextBox 442" draw:style-name="gr1" draw:text-style-name="P2" draw:layer="layout" svg:width="17.058cm" svg:height="2.282cm" svg:x="1.782cm" svg:y="1.001cm">
          <text:p text:style-name="P1"><text:span text:style-name="T8">■</text:span><text:span text:style-name="T8">mysite5 - 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63">
          <draw:custom-shape draw:name="직선 화살표 연결선 164" draw:style-name="gr6" draw:text-style-name="P3" draw:layer="layout" svg:width="14.025cm" svg:height="0.001cm" svg:x="16.892cm" svg:y="10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65" draw:style-name="gr1" draw:text-style-name="P2" draw:layer="layout" svg:width="8.17cm" svg:height="2.959cm" svg:x="30.878cm" svg:y="10.019cm">
            <text:p text:style-name="P1"><text:span text:style-name="T1">/user</text:span><text:span text:style-name="T9">/modifyForm</text:span></text:p>
            <text:p text:style-name="P1"><text:span text:style-name="T1">modifyForm(){</text:span></text:p>
            <text:p text:style-name="P1"><text:span text:style-name="T10"/></text:p>
            <text:p text:style-name="P1"><text:span text:style-name="T10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7" draw:style-name="gr7" draw:text-style-name="P7" draw:layer="layout" svg:width="14.556cm" svg:height="1.06cm" svg:x="2.334cm" svg:y="10.019cm">
            <text:p text:style-name="P6"><text:span text:style-name="T5"><text:a xlink:href="http://localhost:8088/mysite5/user/" xlink:type="simple">http://localhost:8088/mysite5/user/</text:a></text:span><text:span text:style-name="T3">modifyFor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167">
            <draw:custom-shape draw:name="직선 화살표 연결선 204" draw:style-name="gr6" draw:text-style-name="P3" draw:layer="layout" svg:width="4.894cm" svg:height="0.036cm" svg:x="38.055cm" svg:y="10.58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205" draw:style-name="gr10" draw:text-style-name="P3" draw:layer="layout" svg:width="4.879cm" svg:height="0.001cm" svg:x="38.027cm" svg:y="11.395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TextBox 175" draw:style-name="gr1" draw:text-style-name="P2" draw:layer="layout" svg:width="7.356cm" svg:height="1.013cm" svg:x="54.682cm" svg:y="10.301cm">
            <text:p text:style-name="P1"><text:span text:style-name="T1">selectUser(n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6" draw:style-name="gr1" draw:text-style-name="P2" draw:layer="layout" svg:width="11.93cm" svg:height="1.773cm" svg:x="66.761cm" svg:y="10.34cm">
            <text:p text:style-name="P1"><text:span text:style-name="T1">selectOne(“user.selectUserByNo”, n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7" draw:style-name="gr1" draw:text-style-name="P2" draw:layer="layout" svg:width="8.177cm" svg:height="1.013cm" svg:x="83.685cm" svg:y="10.503cm">
            <text:p text:style-name="P1"><text:span text:style-name="T1">id=user.selectUserBy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178">
            <draw:custom-shape draw:name="직선 화살표 연결선 202" draw:style-name="gr6" draw:text-style-name="P3" draw:layer="layout" svg:width="5.182cm" svg:height="0.001cm" svg:x="78.243cm" svg:y="10.71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직선 화살표 연결선 203" draw:style-name="gr10" draw:text-style-name="P3" draw:layer="layout" svg:width="5.185cm" svg:height="0.001cm" svg:x="78.238cm" svg:y="11.529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g draw:name="그룹 179">
            <draw:custom-shape draw:name="직선 화살표 연결선 200" draw:style-name="gr6" draw:text-style-name="P3" draw:layer="layout" svg:width="5.29cm" svg:height="0.029cm" svg:x="61.246cm" svg:y="10.56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201" draw:style-name="gr10" draw:text-style-name="P3" draw:layer="layout" svg:width="5.274cm" svg:height="0.001cm" svg:x="61.218cm" svg:y="11.211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직사각형 180" draw:style-name="gr9" draw:text-style-name="P10" draw:layer="layout" svg:width="4.132cm" svg:height="1.145cm" svg:x="2.302cm" svg:y="11.087cm">
            <text:p text:style-name="P8"><text:span text:style-name="T7">요청화면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1" draw:style-name="gr1" draw:text-style-name="P2" draw:layer="layout" svg:width="3.662cm" svg:height="0.927cm" svg:x="37.778cm" svg:y="9.359cm">
            <text:p text:style-name="P1"><text:span text:style-name="T2">no=2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2" draw:style-name="gr1" draw:text-style-name="P2" draw:layer="layout" svg:width="10.447cm" svg:height="0.927cm" svg:x="81.602cm" svg:y="9.438cm">
            <text:p text:style-name="P1"><text:span text:style-name="T2">parameterType i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3" draw:style-name="gr1" draw:text-style-name="P2" draw:layer="layout" svg:width="6.719cm" svg:height="1.013cm" svg:x="2.008cm" svg:y="8.416cm">
            <text:p text:style-name="P1"><text:span text:style-name="T1">■</text:span><text:span text:style-name="T1">회원정보 수정폼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184" draw:style-name="gr13" draw:text-style-name="P3" draw:layer="layout" svg:width="0.981cm" svg:height="0.637cm" svg:x="6.604cm" svg:y="11.17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85" draw:style-name="gr1" draw:text-style-name="P2" draw:layer="layout" svg:width="8.972cm" svg:height="0.927cm" svg:x="81.745cm" svg:y="11.72cm">
            <text:p text:style-name="P1"><text:span text:style-name="T2">resultType 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6" draw:style-name="gr1" draw:text-style-name="P2" draw:layer="layout" svg:width="4.19cm" svg:height="0.927cm" svg:x="62.381cm" svg:y="11.306cm">
            <text:p text:style-name="P1"><text:span text:style-name="T2">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7" draw:style-name="gr1" draw:text-style-name="P2" draw:layer="layout" svg:width="4.19cm" svg:height="0.927cm" svg:x="37.86cm" svg:y="11.425cm">
            <text:p text:style-name="P1"><text:span text:style-name="T2">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8" draw:style-name="gr1" draw:text-style-name="P2" draw:layer="layout" svg:width="4.19cm" svg:height="0.927cm" svg:x="62.286cm" svg:y="9.359cm">
            <text:p text:style-name="P1"><text:span text:style-name="T2">no=2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189" draw:style-name="gr8" draw:text-style-name="P9" draw:layer="layout" svg:width="8.231cm" svg:height="3.146cm" svg:x="2.255cm" svg:y="14.192cm">
            <text:p text:style-name="P8"><text:span text:style-name="T6">응답화면</text:span></text:p>
            <text:p text:style-name="P8"><text:span text:style-name="T6">*</text:span><text:span text:style-name="T6">회원정보 수정 폼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190" draw:style-name="gr10" draw:text-style-name="P3" draw:layer="layout" svg:width="4.058cm" svg:height="1.386cm" svg:x="26.82cm" svg:y="11.42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직선 화살표 연결선 191" draw:style-name="gr10" draw:text-style-name="P3" draw:layer="layout" svg:width="11.189cm" svg:height="3.124cm" svg:x="10.485cm" svg:y="12.64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192" draw:style-name="gr1" draw:text-style-name="P2" draw:layer="layout" svg:width="5.946cm" svg:height="1.013cm" svg:x="21.677cm" svg:y="12.127cm">
            <text:p text:style-name="P1"><text:span text:style-name="T1">modifyForm.j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3" draw:style-name="gr1" draw:text-style-name="P2" draw:layer="layout" svg:width="4.19cm" svg:height="0.927cm" svg:x="27.962cm" svg:y="12.214cm">
            <text:p text:style-name="P1"><text:span text:style-name="T2">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4" draw:style-name="gr1" draw:text-style-name="P2" draw:layer="layout" svg:width="5.345cm" svg:height="1.601cm" svg:x="31.696cm" svg:y="11.529cm">
            <text:p text:style-name="P1"><text:span text:style-name="T18">no=24 </text:span><text:span text:style-name="T19">sess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5" draw:style-name="gr1" draw:text-style-name="P2" draw:layer="layout" svg:width="7.356cm" svg:height="1.013cm" svg:x="44.382cm" svg:y="10.34cm">
            <text:p text:style-name="P1"><text:span text:style-name="T1">modifyForm(n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196">
            <draw:custom-shape draw:name="직선 화살표 연결선 198" draw:style-name="gr6" draw:text-style-name="P3" draw:layer="layout" svg:width="4.894cm" svg:height="0.036cm" svg:x="49.914cm" svg:y="10.58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199" draw:style-name="gr10" draw:text-style-name="P3" draw:layer="layout" svg:width="4.879cm" svg:height="0.001cm" svg:x="49.886cm" svg:y="11.395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TextBox 197" draw:style-name="gr1" draw:text-style-name="P2" draw:layer="layout" svg:width="3.662cm" svg:height="0.927cm" svg:x="49.638cm" svg:y="9.359cm">
            <text:p text:style-name="P1"><text:span text:style-name="T2">no=2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">
          <draw:custom-shape draw:name="직선 화살표 연결선 131" draw:style-name="gr6" draw:text-style-name="P3" draw:layer="layout" svg:width="6.111cm" svg:height="0.001cm" svg:x="24.806cm" svg:y="27.8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32" draw:style-name="gr1" draw:text-style-name="P2" draw:layer="layout" svg:width="8.17cm" svg:height="5.327cm" svg:x="30.878cm" svg:y="27.364cm">
            <text:p text:style-name="P1"><text:span text:style-name="T1">/user</text:span><text:span text:style-name="T9">/modify</text:span></text:p>
            <text:p text:style-name="P1"><text:span text:style-name="T1">modify(){</text:span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7" draw:style-name="gr7" draw:text-style-name="P7" draw:layer="layout" svg:width="22.47cm" svg:height="1.06cm" svg:x="2.334cm" svg:y="27.364cm">
            <text:p text:style-name="P6"><text:span text:style-name="T5"><text:a xlink:href="http://localhost:8088/mysite5/user/" xlink:type="simple">http://localhost:8088/mysite5/user/</text:a></text:span><text:span text:style-name="T3">modify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134">
            <draw:custom-shape draw:name="직선 화살표 연결선 135" draw:style-name="gr6" draw:text-style-name="P3" draw:layer="layout" svg:width="7.763cm" svg:height="0.049cm" svg:x="49.679cm" svg:y="27.929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136" draw:style-name="gr10" draw:text-style-name="P3" draw:layer="layout" svg:width="7.74cm" svg:height="0.001cm" svg:x="49.638cm" svg:y="29.005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TextBox 137" draw:style-name="gr1" draw:text-style-name="P2" draw:layer="layout" svg:width="7.356cm" svg:height="1.013cm" svg:x="57.495cm" svg:y="27.647cm">
            <text:p text:style-name="P1"><text:span text:style-name="T1">update(UserV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8" draw:style-name="gr1" draw:text-style-name="P2" draw:layer="layout" svg:width="12.96cm" svg:height="1.013cm" svg:x="69.574cm" svg:y="27.686cm">
            <text:p text:style-name="P1"><text:span text:style-name="T1">update(“user.update”, UserV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9" draw:style-name="gr1" draw:text-style-name="P2" draw:layer="layout" svg:width="8.177cm" svg:height="1.013cm" svg:x="85.646cm" svg:y="27.849cm">
            <text:p text:style-name="P1"><text:span text:style-name="T1">id=user.upd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140">
            <draw:custom-shape draw:name="직선 화살표 연결선 141" draw:style-name="gr6" draw:text-style-name="P3" draw:layer="layout" svg:width="5.182cm" svg:height="0.001cm" svg:x="80.204cm" svg:y="28.05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직선 화살표 연결선 142" draw:style-name="gr10" draw:text-style-name="P3" draw:layer="layout" svg:width="5.185cm" svg:height="0.001cm" svg:x="80.198cm" svg:y="28.875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g draw:name="그룹 143">
            <draw:custom-shape draw:name="직선 화살표 연결선 144" draw:style-name="gr6" draw:text-style-name="P3" draw:layer="layout" svg:width="5.29cm" svg:height="0.029cm" svg:x="64.059cm" svg:y="27.91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145" draw:style-name="gr10" draw:text-style-name="P3" draw:layer="layout" svg:width="5.274cm" svg:height="0.001cm" svg:x="64.031cm" svg:y="28.556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직사각형 146" draw:style-name="gr9" draw:text-style-name="P10" draw:layer="layout" svg:width="4.132cm" svg:height="1.145cm" svg:x="2.302cm" svg:y="28.432cm">
            <text:p text:style-name="P8"><text:span text:style-name="T7">요청화면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7" draw:style-name="gr1" draw:text-style-name="P2" draw:layer="layout" svg:width="5.345cm" svg:height="1.601cm" svg:x="31.525cm" svg:y="29.074cm">
            <text:p text:style-name="P1"><text:span text:style-name="T18">no=24 </text:span><text:span text:style-name="T19">sess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8" draw:style-name="gr1" draw:text-style-name="P2" draw:layer="layout" svg:width="10.447cm" svg:height="0.927cm" svg:x="83.563cm" svg:y="26.784cm">
            <text:p text:style-name="P1"><text:span text:style-name="T2">parameterType 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9" draw:style-name="gr1" draw:text-style-name="P2" draw:layer="layout" svg:width="6.719cm" svg:height="1.013cm" svg:x="2.008cm" svg:y="25.761cm">
            <text:p text:style-name="P1"><text:span text:style-name="T1">■</text:span><text:span text:style-name="T1">회원정보 수정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150" draw:style-name="gr13" draw:text-style-name="P3" draw:layer="layout" svg:width="0.981cm" svg:height="0.637cm" svg:x="6.604cm" svg:y="28.51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51" draw:style-name="gr1" draw:text-style-name="P2" draw:layer="layout" svg:width="9.023cm" svg:height="4.987cm" svg:x="29.192cm" svg:y="22.422cm">
            <text:p text:style-name="P1"><text:span text:style-name="T10">@ModelAttribute</text:span></text:p>
            <text:p text:style-name="P1"><text:span text:style-name="T11">UserVo{</text:span></text:p>
            <text:p text:style-name="P1"><text:span text:style-name="T10"><text:s text:c="4"/></text:span><text:span text:style-name="T10">no = <text:s text:c="2"/></text:span></text:p>
            <text:p text:style-name="P1"><text:span text:style-name="T10"><text:s text:c="4"/></text:span><text:span text:style-name="T10">id=</text:span></text:p>
            <text:p text:style-name="P1"><text:span text:style-name="T10"><text:s text:c="4"/></text:span><text:span text:style-name="T10">password=1234</text:span></text:p>
            <text:p text:style-name="P1"><text:span text:style-name="T10"><text:s text:c="4"/></text:span><text:span text:style-name="T10">name=</text:span><text:span text:style-name="T10">황일영</text:span></text:p>
            <text:p text:style-name="P1"><text:span text:style-name="T10"><text:s text:c="4"/></text:span><text:span text:style-name="T10">gender=male</text:span></text:p>
            <text:p text:style-name="P1"><text:span text:style-name="T11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2" draw:style-name="gr1" draw:text-style-name="P2" draw:layer="layout" svg:width="3.416cm" svg:height="0.927cm" svg:x="65.215cm" svg:y="28.74cm">
            <text:p text:style-name="P1"><text:span text:style-name="T2">*</text:span><text:span text:style-name="T2">성공갯수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3" draw:style-name="gr1" draw:text-style-name="P2" draw:layer="layout" svg:width="3.416cm" svg:height="0.927cm" svg:x="54.771cm" svg:y="28.84cm">
            <text:p text:style-name="P1"><text:span text:style-name="T2">cou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4" draw:style-name="gr1" draw:text-style-name="P2" draw:layer="layout" svg:width="9.023cm" svg:height="4.987cm" svg:x="53.514cm" svg:y="22.255cm">
            <text:p text:style-name="P1"><text:span text:style-name="T10"/></text:p>
            <text:p text:style-name="P1"><text:span text:style-name="T11">UserVo{</text:span></text:p>
            <text:p text:style-name="P1"><text:span text:style-name="T10"><text:s text:c="4"/></text:span><text:span text:style-name="T10">no = <text:s/>24 </text:span><text:span text:style-name="T20">&lt;-- session </text:span></text:p>
            <text:p text:style-name="P1"><text:span text:style-name="T10"><text:s text:c="4"/></text:span><text:span text:style-name="T10">id=</text:span></text:p>
            <text:p text:style-name="P1"><text:span text:style-name="T10"><text:s text:c="4"/></text:span><text:span text:style-name="T10">password=1234</text:span></text:p>
            <text:p text:style-name="P1"><text:span text:style-name="T10"><text:s text:c="4"/></text:span><text:span text:style-name="T10">name=</text:span><text:span text:style-name="T10">황일영</text:span></text:p>
            <text:p text:style-name="P1"><text:span text:style-name="T10"><text:s text:c="4"/></text:span><text:span text:style-name="T10">gender=male</text:span></text:p>
            <text:p text:style-name="P1"><text:span text:style-name="T11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5" draw:style-name="gr1" draw:text-style-name="P2" draw:layer="layout" svg:width="9.765cm" svg:height="0.927cm" svg:x="31.473cm" svg:y="30.601cm">
            <text:p text:style-name="P1"><text:span text:style-name="T13">세션에 이름변경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6" draw:style-name="gr1" draw:text-style-name="P2" draw:layer="layout" svg:width="8.207cm" svg:height="1.013cm" svg:x="2.974cm" svg:y="31.583cm">
            <text:p text:style-name="P1"><text:span text:style-name="T16">redirect: / <text:s text:c="2"/></text:span><text:span text:style-name="T17"> ma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157" draw:style-name="gr8" draw:text-style-name="P9" draw:layer="layout" svg:width="8.231cm" svg:height="3.146cm" svg:x="2.201cm" svg:y="32.599cm">
            <text:p text:style-name="P8"><text:span text:style-name="T6">응답화면</text:span></text:p>
            <text:p text:style-name="P8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158" draw:style-name="gr10" draw:text-style-name="P3" draw:layer="layout" svg:width="20.351cm" svg:height="1.971cm" svg:x="10.485cm" svg:y="31.62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159" draw:style-name="gr1" draw:text-style-name="P2" draw:layer="layout" svg:width="8.207cm" svg:height="1.013cm" svg:x="23.225cm" svg:y="30.748cm">
            <text:p text:style-name="P1"><text:span text:style-name="T1">redirect: / <text:s text:c="2"/></text:span><text:span text:style-name="T15"> ma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0" draw:style-name="gr1" draw:text-style-name="P2" draw:layer="layout" svg:width="8.207cm" svg:height="1.013cm" svg:x="2.974cm" svg:y="34.489cm">
            <text:p text:style-name="P1"><text:span text:style-name="T16">redirect: / <text:s text:c="2"/></text:span><text:span text:style-name="T17"> ma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161" draw:style-name="gr6" draw:text-style-name="P3" draw:layer="layout" svg:width="2.556cm" svg:height="1.027cm" svg:x="10.463cm" svg:y="34.9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직사각형 7" draw:style-name="gr7" draw:text-style-name="P7" draw:layer="layout" svg:width="8.697cm" svg:height="1.06cm" svg:x="10.292cm" svg:y="36.265cm">
            <text:p text:style-name="P6"><text:span text:style-name="T5"><text:a xlink:href="http://localhost:8088/mysite5/" xlink:type="simple">http://localhost:8088/mysite5/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6" draw:style-name="gr1" draw:text-style-name="P2" draw:layer="layout" svg:width="12.003cm" svg:height="0.843cm" svg:x="13.412cm" svg:y="27.466cm">
            <text:p text:style-name="P1"><text:span text:style-name="T10">password=1234&amp;name=</text:span><text:span text:style-name="T10">황일영</text:span><text:span text:style-name="T10">&amp;gender=ma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7" draw:style-name="gr1" draw:text-style-name="P2" draw:layer="layout" svg:width="9.023cm" svg:height="4.987cm" svg:x="37.539cm" svg:y="22.085cm">
            <text:p text:style-name="P1"><text:span text:style-name="T10"/></text:p>
            <text:p text:style-name="P1"><text:span text:style-name="T11">UserVo{</text:span></text:p>
            <text:p text:style-name="P1"><text:span text:style-name="T10"><text:s text:c="4"/></text:span><text:span text:style-name="T10">no = <text:s/></text:span><text:span text:style-name="T20">24 &lt;-- session </text:span></text:p>
            <text:p text:style-name="P1"><text:span text:style-name="T10"><text:s text:c="4"/></text:span><text:span text:style-name="T10">id=</text:span></text:p>
            <text:p text:style-name="P1"><text:span text:style-name="T10"><text:s text:c="4"/></text:span><text:span text:style-name="T10">password=1234</text:span></text:p>
            <text:p text:style-name="P1"><text:span text:style-name="T10"><text:s text:c="4"/></text:span><text:span text:style-name="T10">name=</text:span><text:span text:style-name="T10">황일영</text:span></text:p>
            <text:p text:style-name="P1"><text:span text:style-name="T10"><text:s text:c="4"/></text:span><text:span text:style-name="T10">gender=male</text:span></text:p>
            <text:p text:style-name="P1"><text:span text:style-name="T11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208">
            <draw:custom-shape draw:name="직선 화살표 연결선 209" draw:style-name="gr6" draw:text-style-name="P3" draw:layer="layout" svg:width="6.558cm" svg:height="0.14cm" svg:x="36.463cm" svg:y="27.93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210" draw:style-name="gr10" draw:text-style-name="P3" draw:layer="layout" svg:width="7.953cm" svg:height="2.259cm" svg:x="36.426cm" svg:y="28.74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TextBox 211" draw:style-name="gr1" draw:text-style-name="P2" draw:layer="layout" svg:width="7.356cm" svg:height="1.013cm" svg:x="44.161cm" svg:y="27.647cm">
            <text:p text:style-name="P1"><text:span text:style-name="T1">modify(UserV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2" draw:style-name="gr1" draw:text-style-name="P2" draw:layer="layout" svg:width="3.416cm" svg:height="0.927cm" svg:x="38.605cm" svg:y="31.261cm">
            <text:p text:style-name="P1"><text:span text:style-name="T2">cou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제목_20_및_20_내용" presentation:presentation-page-layout-name="AL1T11">
        <draw:custom-shape draw:name="TextBox 378" draw:style-name="gr15" draw:text-style-name="P13" draw:layer="layout" svg:width="5.946cm" svg:height="1.013cm" svg:x="30.136cm" svg:y="124.199cm">
          <text:p text:style-name="P12"><text:span text:style-name="T1">deleteForm.j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168" draw:style-name="gr2" draw:text-style-name="P3" draw:layer="layout" svg:x1="18.092cm" svg:y1="4.332cm" svg:x2="18.092cm" svg:y2="79.876cm">
          <text:p/>
        </draw:line>
        <draw:custom-shape draw:name="직사각형 24" draw:style-name="gr16" draw:text-style-name="P15" draw:layer="layout" svg:width="4.449cm" svg:height="1.192cm" svg:x="21.08cm" svg:y="5.941cm">
          <text:p text:style-name="P14"><text:span text:style-name="T2">j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17" draw:text-style-name="P17" draw:layer="layout" svg:width="4.449cm" svg:height="1.192cm" svg:x="6.116cm" svg:y="5.898cm">
          <text:p text:style-name="P16"><text:span text:style-name="T3">사용자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18" draw:text-style-name="P15" draw:layer="layout" svg:width="4.449cm" svg:height="1.192cm" svg:x="32.403cm" svg:y="5.941cm">
          <text:p text:style-name="P14"><text:span text:style-name="T3">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19" draw:text-style-name="P15" draw:layer="layout" svg:width="4.449cm" svg:height="1.192cm" svg:x="55.25cm" svg:y="5.941cm">
          <text:p text:style-name="P14"><text:span text:style-name="T3">da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20" draw:text-style-name="P15" draw:layer="layout" svg:width="4.449cm" svg:height="1.192cm" svg:x="68.174cm" svg:y="5.941cm">
          <text:p text:style-name="P14"><text:span text:style-name="T4">sql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21" draw:text-style-name="P15" draw:layer="layout" svg:width="4.449cm" svg:height="1.192cm" svg:x="79.595cm" svg:y="5.941cm">
          <text:p text:style-name="P14"><text:span text:style-name="T3">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22" draw:text-style-name="P15" draw:layer="layout" svg:width="4.449cm" svg:height="1.192cm" svg:x="44.778cm" svg:y="5.941cm">
          <text:p text:style-name="P14"><text:span text:style-name="T3">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23" draw:text-style-name="P2" draw:layer="layout" svg:width="10.014cm" svg:height="75.543cm" svg:x="42.209cm" svg:y="4.3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93" draw:style-name="gr2" draw:text-style-name="P3" draw:layer="layout" svg:x1="29.785cm" svg:y1="4.332cm" svg:x2="29.785cm" svg:y2="79.876cm">
          <text:p/>
        </draw:line>
        <draw:line draw:name="직선 연결선 94" draw:style-name="gr2" draw:text-style-name="P3" draw:layer="layout" svg:x1="41.301cm" svg:y1="4.332cm" svg:x2="41.301cm" svg:y2="79.876cm">
          <text:p/>
        </draw:line>
        <draw:line draw:name="직선 연결선 95" draw:style-name="gr2" draw:text-style-name="P3" draw:layer="layout" svg:x1="52.916cm" svg:y1="4.332cm" svg:x2="52.916cm" svg:y2="79.876cm">
          <text:p/>
        </draw:line>
        <draw:line draw:name="직선 연결선 96" draw:style-name="gr2" draw:text-style-name="P3" draw:layer="layout" svg:x1="63.284cm" svg:y1="4.332cm" svg:x2="63.284cm" svg:y2="79.876cm">
          <text:p/>
        </draw:line>
        <draw:line draw:name="직선 연결선 97" draw:style-name="gr2" draw:text-style-name="P3" draw:layer="layout" svg:x1="92.05cm" svg:y1="4.332cm" svg:x2="92.05cm" svg:y2="79.876cm">
          <text:p/>
        </draw:line>
        <draw:custom-shape draw:name="TextBox 442" draw:style-name="gr24" draw:text-style-name="P13" draw:layer="layout" svg:width="17.058cm" svg:height="2.282cm" svg:x="1.782cm" svg:y="1.001cm">
          <text:p text:style-name="P12"><text:span text:style-name="T8">■</text:span><text:span text:style-name="T8">mysite5 - 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63">
          <draw:custom-shape draw:name="직선 화살표 연결선 164" draw:style-name="gr25" draw:text-style-name="P3" draw:layer="layout" svg:width="14.025cm" svg:height="0.001cm" svg:x="16.892cm" svg:y="10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65" draw:style-name="gr26" draw:text-style-name="P13" draw:layer="layout" svg:width="8.17cm" svg:height="2.959cm" svg:x="30.878cm" svg:y="10.019cm">
            <text:p text:style-name="P1"><text:span text:style-name="T1">/user</text:span><text:span text:style-name="T9">/modifyForm</text:span></text:p>
            <text:p text:style-name="P1"><text:span text:style-name="T1">modifyForm(){</text:span></text:p>
            <text:p text:style-name="P1"><text:span text:style-name="T10"/></text:p>
            <text:p text:style-name="P1"><text:span text:style-name="T10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7" draw:style-name="gr27" draw:text-style-name="P18" draw:layer="layout" svg:width="14.556cm" svg:height="1.06cm" svg:x="2.334cm" svg:y="10.019cm">
            <text:p text:style-name="P6"><text:span text:style-name="T5"><text:a xlink:href="http://localhost:8088/mysite5/user/" xlink:type="simple">http://localhost:8088/mysite5/user/</text:a></text:span><text:span text:style-name="T3">modifyFor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167">
            <draw:custom-shape draw:name="직선 화살표 연결선 204" draw:style-name="gr28" draw:text-style-name="P3" draw:layer="layout" svg:width="4.894cm" svg:height="0.036cm" svg:x="38.055cm" svg:y="10.58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205" draw:style-name="gr29" draw:text-style-name="P3" draw:layer="layout" svg:width="4.879cm" svg:height="0.001cm" svg:x="38.027cm" svg:y="11.395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TextBox 175" draw:style-name="gr30" draw:text-style-name="P13" draw:layer="layout" svg:width="7.356cm" svg:height="1.013cm" svg:x="54.682cm" svg:y="10.301cm">
            <text:p text:style-name="P1"><text:span text:style-name="T1">selectUser(n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6" draw:style-name="gr31" draw:text-style-name="P13" draw:layer="layout" svg:width="11.93cm" svg:height="1.773cm" svg:x="66.761cm" svg:y="10.34cm">
            <text:p text:style-name="P1"><text:span text:style-name="T1">selectOne(“user.selectUserByNo”, n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7" draw:style-name="gr32" draw:text-style-name="P13" draw:layer="layout" svg:width="8.177cm" svg:height="1.013cm" svg:x="83.685cm" svg:y="10.503cm">
            <text:p text:style-name="P1"><text:span text:style-name="T1">id=user.selectUserBy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178">
            <draw:custom-shape draw:name="직선 화살표 연결선 202" draw:style-name="gr33" draw:text-style-name="P3" draw:layer="layout" svg:width="5.182cm" svg:height="0.001cm" svg:x="78.243cm" svg:y="10.71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직선 화살표 연결선 203" draw:style-name="gr34" draw:text-style-name="P3" draw:layer="layout" svg:width="5.185cm" svg:height="0.001cm" svg:x="78.238cm" svg:y="11.529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g draw:name="그룹 179">
            <draw:custom-shape draw:name="직선 화살표 연결선 200" draw:style-name="gr35" draw:text-style-name="P3" draw:layer="layout" svg:width="5.29cm" svg:height="0.029cm" svg:x="61.246cm" svg:y="10.56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201" draw:style-name="gr36" draw:text-style-name="P3" draw:layer="layout" svg:width="5.274cm" svg:height="0.001cm" svg:x="61.218cm" svg:y="11.211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직사각형 180" draw:style-name="gr37" draw:text-style-name="P19" draw:layer="layout" svg:width="4.132cm" svg:height="1.145cm" svg:x="2.302cm" svg:y="11.087cm">
            <text:p text:style-name="P8"><text:span text:style-name="T7">요청화면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1" draw:style-name="gr38" draw:text-style-name="P13" draw:layer="layout" svg:width="3.662cm" svg:height="0.927cm" svg:x="37.778cm" svg:y="9.359cm">
            <text:p text:style-name="P1"><text:span text:style-name="T2">no=2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2" draw:style-name="gr39" draw:text-style-name="P13" draw:layer="layout" svg:width="10.447cm" svg:height="0.927cm" svg:x="81.602cm" svg:y="9.438cm">
            <text:p text:style-name="P1"><text:span text:style-name="T2">parameterType i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3" draw:style-name="gr40" draw:text-style-name="P13" draw:layer="layout" svg:width="6.719cm" svg:height="1.013cm" svg:x="2.008cm" svg:y="8.416cm">
            <text:p text:style-name="P1"><text:span text:style-name="T1">■</text:span><text:span text:style-name="T1">회원정보 수정폼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184" draw:style-name="gr41" draw:text-style-name="P3" draw:layer="layout" svg:width="0.981cm" svg:height="0.637cm" svg:x="6.604cm" svg:y="11.17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85" draw:style-name="gr42" draw:text-style-name="P13" draw:layer="layout" svg:width="8.972cm" svg:height="0.927cm" svg:x="81.745cm" svg:y="11.72cm">
            <text:p text:style-name="P1"><text:span text:style-name="T2">resultType 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6" draw:style-name="gr43" draw:text-style-name="P13" draw:layer="layout" svg:width="4.19cm" svg:height="0.927cm" svg:x="62.381cm" svg:y="11.306cm">
            <text:p text:style-name="P1"><text:span text:style-name="T2">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7" draw:style-name="gr44" draw:text-style-name="P13" draw:layer="layout" svg:width="4.19cm" svg:height="0.927cm" svg:x="37.86cm" svg:y="11.425cm">
            <text:p text:style-name="P1"><text:span text:style-name="T2">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8" draw:style-name="gr45" draw:text-style-name="P13" draw:layer="layout" svg:width="4.19cm" svg:height="0.927cm" svg:x="62.286cm" svg:y="9.359cm">
            <text:p text:style-name="P1"><text:span text:style-name="T2">no=2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189" draw:style-name="gr46" draw:text-style-name="P20" draw:layer="layout" svg:width="8.231cm" svg:height="3.146cm" svg:x="2.255cm" svg:y="14.192cm">
            <text:p text:style-name="P8"><text:span text:style-name="T6">응답화면</text:span></text:p>
            <text:p text:style-name="P8"><text:span text:style-name="T6">*</text:span><text:span text:style-name="T6">회원정보 수정 폼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190" draw:style-name="gr47" draw:text-style-name="P3" draw:layer="layout" svg:width="4.058cm" svg:height="1.386cm" svg:x="26.82cm" svg:y="11.42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직선 화살표 연결선 191" draw:style-name="gr48" draw:text-style-name="P3" draw:layer="layout" svg:width="11.189cm" svg:height="3.124cm" svg:x="10.485cm" svg:y="12.64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192" draw:style-name="gr49" draw:text-style-name="P13" draw:layer="layout" svg:width="5.946cm" svg:height="1.013cm" svg:x="21.677cm" svg:y="12.127cm">
            <text:p text:style-name="P1"><text:span text:style-name="T1">modifyForm.j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3" draw:style-name="gr50" draw:text-style-name="P13" draw:layer="layout" svg:width="4.19cm" svg:height="0.927cm" svg:x="27.962cm" svg:y="12.214cm">
            <text:p text:style-name="P1"><text:span text:style-name="T2">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4" draw:style-name="gr51" draw:text-style-name="P13" draw:layer="layout" svg:width="5.345cm" svg:height="1.601cm" svg:x="31.696cm" svg:y="11.529cm">
            <text:p text:style-name="P1"><text:span text:style-name="T18">no=24 </text:span><text:span text:style-name="T19">sess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5" draw:style-name="gr52" draw:text-style-name="P13" draw:layer="layout" svg:width="7.356cm" svg:height="1.013cm" svg:x="44.382cm" svg:y="10.34cm">
            <text:p text:style-name="P1"><text:span text:style-name="T1">modifyForm(n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196">
            <draw:custom-shape draw:name="직선 화살표 연결선 198" draw:style-name="gr28" draw:text-style-name="P3" draw:layer="layout" svg:width="4.894cm" svg:height="0.036cm" svg:x="49.914cm" svg:y="10.58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199" draw:style-name="gr29" draw:text-style-name="P3" draw:layer="layout" svg:width="4.879cm" svg:height="0.001cm" svg:x="49.886cm" svg:y="11.395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TextBox 197" draw:style-name="gr53" draw:text-style-name="P13" draw:layer="layout" svg:width="3.662cm" svg:height="0.927cm" svg:x="49.638cm" svg:y="9.359cm">
            <text:p text:style-name="P1"><text:span text:style-name="T2">no=2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">
          <draw:custom-shape draw:name="직선 화살표 연결선 131" draw:style-name="gr54" draw:text-style-name="P3" draw:layer="layout" svg:width="6.111cm" svg:height="0.001cm" svg:x="24.806cm" svg:y="27.8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32" draw:style-name="gr55" draw:text-style-name="P13" draw:layer="layout" svg:width="8.17cm" svg:height="5.327cm" svg:x="30.878cm" svg:y="27.364cm">
            <text:p text:style-name="P1"><text:span text:style-name="T1">/user</text:span><text:span text:style-name="T9">/modify</text:span></text:p>
            <text:p text:style-name="P1"><text:span text:style-name="T1">modify(){</text:span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7" draw:style-name="gr56" draw:text-style-name="P18" draw:layer="layout" svg:width="22.47cm" svg:height="1.06cm" svg:x="2.334cm" svg:y="27.364cm">
            <text:p text:style-name="P6"><text:span text:style-name="T5"><text:a xlink:href="http://localhost:8088/mysite5/user/" xlink:type="simple">http://localhost:8088/mysite5/user/</text:a></text:span><text:span text:style-name="T3">modify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134">
            <draw:custom-shape draw:name="직선 화살표 연결선 135" draw:style-name="gr57" draw:text-style-name="P3" draw:layer="layout" svg:width="7.763cm" svg:height="0.049cm" svg:x="49.679cm" svg:y="27.929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136" draw:style-name="gr58" draw:text-style-name="P3" draw:layer="layout" svg:width="7.74cm" svg:height="0.001cm" svg:x="49.638cm" svg:y="29.005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TextBox 137" draw:style-name="gr59" draw:text-style-name="P13" draw:layer="layout" svg:width="7.356cm" svg:height="1.013cm" svg:x="57.495cm" svg:y="27.647cm">
            <text:p text:style-name="P1"><text:span text:style-name="T1">update(UserV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8" draw:style-name="gr60" draw:text-style-name="P13" draw:layer="layout" svg:width="12.96cm" svg:height="1.013cm" svg:x="69.574cm" svg:y="27.686cm">
            <text:p text:style-name="P1"><text:span text:style-name="T1">update(“user.update”, UserV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9" draw:style-name="gr61" draw:text-style-name="P13" draw:layer="layout" svg:width="8.177cm" svg:height="1.013cm" svg:x="85.646cm" svg:y="27.849cm">
            <text:p text:style-name="P1"><text:span text:style-name="T1">id=user.upd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140">
            <draw:custom-shape draw:name="직선 화살표 연결선 141" draw:style-name="gr33" draw:text-style-name="P3" draw:layer="layout" svg:width="5.182cm" svg:height="0.001cm" svg:x="80.204cm" svg:y="28.05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직선 화살표 연결선 142" draw:style-name="gr34" draw:text-style-name="P3" draw:layer="layout" svg:width="5.185cm" svg:height="0.001cm" svg:x="80.198cm" svg:y="28.875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g draw:name="그룹 143">
            <draw:custom-shape draw:name="직선 화살표 연결선 144" draw:style-name="gr35" draw:text-style-name="P3" draw:layer="layout" svg:width="5.29cm" svg:height="0.029cm" svg:x="64.059cm" svg:y="27.91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145" draw:style-name="gr36" draw:text-style-name="P3" draw:layer="layout" svg:width="5.274cm" svg:height="0.001cm" svg:x="64.031cm" svg:y="28.556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직사각형 146" draw:style-name="gr62" draw:text-style-name="P19" draw:layer="layout" svg:width="4.132cm" svg:height="1.145cm" svg:x="2.302cm" svg:y="28.432cm">
            <text:p text:style-name="P8"><text:span text:style-name="T7">요청화면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7" draw:style-name="gr63" draw:text-style-name="P13" draw:layer="layout" svg:width="5.345cm" svg:height="1.601cm" svg:x="31.525cm" svg:y="29.074cm">
            <text:p text:style-name="P1"><text:span text:style-name="T18">no=24 </text:span><text:span text:style-name="T19">sess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8" draw:style-name="gr64" draw:text-style-name="P13" draw:layer="layout" svg:width="10.447cm" svg:height="0.927cm" svg:x="83.563cm" svg:y="26.784cm">
            <text:p text:style-name="P1"><text:span text:style-name="T2">parameterType User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9" draw:style-name="gr65" draw:text-style-name="P13" draw:layer="layout" svg:width="6.719cm" svg:height="1.013cm" svg:x="2.008cm" svg:y="25.761cm">
            <text:p text:style-name="P1"><text:span text:style-name="T1">■</text:span><text:span text:style-name="T1">회원정보 수정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150" draw:style-name="gr41" draw:text-style-name="P3" draw:layer="layout" svg:width="0.981cm" svg:height="0.637cm" svg:x="6.604cm" svg:y="28.51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51" draw:style-name="gr66" draw:text-style-name="P13" draw:layer="layout" svg:width="9.023cm" svg:height="4.987cm" svg:x="29.192cm" svg:y="22.422cm">
            <text:p text:style-name="P1"><text:span text:style-name="T10">@ModelAttribute</text:span></text:p>
            <text:p text:style-name="P1"><text:span text:style-name="T11">UserVo{</text:span></text:p>
            <text:p text:style-name="P1"><text:span text:style-name="T10"><text:s text:c="4"/></text:span><text:span text:style-name="T10">no = <text:s text:c="2"/></text:span></text:p>
            <text:p text:style-name="P1"><text:span text:style-name="T10"><text:s text:c="4"/></text:span><text:span text:style-name="T10">id=</text:span></text:p>
            <text:p text:style-name="P1"><text:span text:style-name="T10"><text:s text:c="4"/></text:span><text:span text:style-name="T10">password=1234</text:span></text:p>
            <text:p text:style-name="P1"><text:span text:style-name="T10"><text:s text:c="4"/></text:span><text:span text:style-name="T10">name=</text:span><text:span text:style-name="T10">황일영</text:span></text:p>
            <text:p text:style-name="P1"><text:span text:style-name="T10"><text:s text:c="4"/></text:span><text:span text:style-name="T10">gender=male</text:span></text:p>
            <text:p text:style-name="P1"><text:span text:style-name="T11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2" draw:style-name="gr67" draw:text-style-name="P13" draw:layer="layout" svg:width="3.416cm" svg:height="0.927cm" svg:x="65.215cm" svg:y="28.74cm">
            <text:p text:style-name="P1"><text:span text:style-name="T2">*</text:span><text:span text:style-name="T2">성공갯수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3" draw:style-name="gr68" draw:text-style-name="P13" draw:layer="layout" svg:width="3.416cm" svg:height="0.927cm" svg:x="54.771cm" svg:y="28.84cm">
            <text:p text:style-name="P1"><text:span text:style-name="T2">cou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4" draw:style-name="gr69" draw:text-style-name="P13" draw:layer="layout" svg:width="9.023cm" svg:height="4.987cm" svg:x="53.514cm" svg:y="22.255cm">
            <text:p text:style-name="P1"><text:span text:style-name="T10"/></text:p>
            <text:p text:style-name="P1"><text:span text:style-name="T11">UserVo{</text:span></text:p>
            <text:p text:style-name="P1"><text:span text:style-name="T10"><text:s text:c="4"/></text:span><text:span text:style-name="T10">no = <text:s/>24 </text:span><text:span text:style-name="T20">&lt;-- session </text:span></text:p>
            <text:p text:style-name="P1"><text:span text:style-name="T10"><text:s text:c="4"/></text:span><text:span text:style-name="T10">id=</text:span></text:p>
            <text:p text:style-name="P1"><text:span text:style-name="T10"><text:s text:c="4"/></text:span><text:span text:style-name="T10">password=1234</text:span></text:p>
            <text:p text:style-name="P1"><text:span text:style-name="T10"><text:s text:c="4"/></text:span><text:span text:style-name="T10">name=</text:span><text:span text:style-name="T10">황일영</text:span></text:p>
            <text:p text:style-name="P1"><text:span text:style-name="T10"><text:s text:c="4"/></text:span><text:span text:style-name="T10">gender=male</text:span></text:p>
            <text:p text:style-name="P1"><text:span text:style-name="T11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5" draw:style-name="gr70" draw:text-style-name="P13" draw:layer="layout" svg:width="9.765cm" svg:height="0.927cm" svg:x="31.473cm" svg:y="30.601cm">
            <text:p text:style-name="P1"><text:span text:style-name="T13">세션에 이름변경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6" draw:style-name="gr71" draw:text-style-name="P13" draw:layer="layout" svg:width="8.207cm" svg:height="1.013cm" svg:x="2.974cm" svg:y="31.583cm">
            <text:p text:style-name="P1"><text:span text:style-name="T16">redirect: / <text:s text:c="2"/></text:span><text:span text:style-name="T17"> ma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157" draw:style-name="gr72" draw:text-style-name="P20" draw:layer="layout" svg:width="8.231cm" svg:height="3.146cm" svg:x="2.201cm" svg:y="32.599cm">
            <text:p text:style-name="P8"><text:span text:style-name="T6">응답화면</text:span></text:p>
            <text:p text:style-name="P8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158" draw:style-name="gr73" draw:text-style-name="P3" draw:layer="layout" svg:width="20.351cm" svg:height="1.971cm" svg:x="10.485cm" svg:y="31.62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159" draw:style-name="gr74" draw:text-style-name="P13" draw:layer="layout" svg:width="8.207cm" svg:height="1.013cm" svg:x="23.225cm" svg:y="30.748cm">
            <text:p text:style-name="P1"><text:span text:style-name="T1">redirect: / <text:s text:c="2"/></text:span><text:span text:style-name="T15"> ma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0" draw:style-name="gr75" draw:text-style-name="P13" draw:layer="layout" svg:width="8.207cm" svg:height="1.013cm" svg:x="2.974cm" svg:y="34.489cm">
            <text:p text:style-name="P1"><text:span text:style-name="T16">redirect: / <text:s text:c="2"/></text:span><text:span text:style-name="T17"> ma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161" draw:style-name="gr76" draw:text-style-name="P3" draw:layer="layout" svg:width="2.556cm" svg:height="1.027cm" svg:x="10.463cm" svg:y="34.9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직사각형 7" draw:style-name="gr77" draw:text-style-name="P18" draw:layer="layout" svg:width="8.697cm" svg:height="1.06cm" svg:x="10.292cm" svg:y="36.265cm">
            <text:p text:style-name="P6"><text:span text:style-name="T5"><text:a xlink:href="http://localhost:8088/mysite5/" xlink:type="simple">http://localhost:8088/mysite5/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6" draw:style-name="gr78" draw:text-style-name="P13" draw:layer="layout" svg:width="12.003cm" svg:height="0.843cm" svg:x="13.412cm" svg:y="27.466cm">
            <text:p text:style-name="P1"><text:span text:style-name="T10">password=1234&amp;name=</text:span><text:span text:style-name="T10">황일영</text:span><text:span text:style-name="T10">&amp;gender=ma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7" draw:style-name="gr79" draw:text-style-name="P13" draw:layer="layout" svg:width="9.023cm" svg:height="4.987cm" svg:x="37.539cm" svg:y="22.085cm">
            <text:p text:style-name="P1"><text:span text:style-name="T10"/></text:p>
            <text:p text:style-name="P1"><text:span text:style-name="T11">UserVo{</text:span></text:p>
            <text:p text:style-name="P1"><text:span text:style-name="T10"><text:s text:c="4"/></text:span><text:span text:style-name="T10">no = <text:s/></text:span><text:span text:style-name="T20">24 &lt;-- session </text:span></text:p>
            <text:p text:style-name="P1"><text:span text:style-name="T10"><text:s text:c="4"/></text:span><text:span text:style-name="T10">id=</text:span></text:p>
            <text:p text:style-name="P1"><text:span text:style-name="T10"><text:s text:c="4"/></text:span><text:span text:style-name="T10">password=1234</text:span></text:p>
            <text:p text:style-name="P1"><text:span text:style-name="T10"><text:s text:c="4"/></text:span><text:span text:style-name="T10">name=</text:span><text:span text:style-name="T10">황일영</text:span></text:p>
            <text:p text:style-name="P1"><text:span text:style-name="T10"><text:s text:c="4"/></text:span><text:span text:style-name="T10">gender=male</text:span></text:p>
            <text:p text:style-name="P1"><text:span text:style-name="T11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208">
            <draw:custom-shape draw:name="직선 화살표 연결선 209" draw:style-name="gr80" draw:text-style-name="P3" draw:layer="layout" svg:width="6.558cm" svg:height="0.14cm" svg:x="36.463cm" svg:y="27.93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210" draw:style-name="gr81" draw:text-style-name="P3" draw:layer="layout" svg:width="7.953cm" svg:height="2.259cm" svg:x="36.426cm" svg:y="28.74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TextBox 211" draw:style-name="gr82" draw:text-style-name="P13" draw:layer="layout" svg:width="7.356cm" svg:height="1.013cm" svg:x="44.161cm" svg:y="27.647cm">
            <text:p text:style-name="P1"><text:span text:style-name="T1">modify(UserV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2" draw:style-name="gr83" draw:text-style-name="P13" draw:layer="layout" svg:width="3.416cm" svg:height="0.927cm" svg:x="38.605cm" svg:y="31.261cm">
            <text:p text:style-name="P1"><text:span text:style-name="T2">cou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2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제목_20_및_20_내용" presentation:presentation-page-layout-name="AL1T11">
        <draw:custom-shape draw:name="TextBox 378" draw:style-name="gr1" draw:text-style-name="P2" draw:layer="layout" svg:width="5.946cm" svg:height="1.013cm" svg:x="30.136cm" svg:y="124.199cm">
          <text:p text:style-name="P1"><text:span text:style-name="T1">deleteForm.j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168" draw:style-name="gr2" draw:text-style-name="P3" draw:layer="layout" svg:x1="18.092cm" svg:y1="4.332cm" svg:x2="18.092cm" svg:y2="79.876cm">
          <text:p/>
        </draw:line>
        <draw:custom-shape draw:name="직사각형 24" draw:style-name="gr3" draw:text-style-name="P5" draw:layer="layout" svg:width="4.449cm" svg:height="1.192cm" svg:x="21.08cm" svg:y="5.941cm">
          <text:p text:style-name="P4"><text:span text:style-name="T2">j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6.116cm" svg:y="5.898cm">
          <text:p text:style-name="P4"><text:span text:style-name="T3">사용자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32.403cm" svg:y="5.941cm">
          <text:p text:style-name="P4"><text:span text:style-name="T3">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55.25cm" svg:y="5.941cm">
          <text:p text:style-name="P4"><text:span text:style-name="T3">da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4" draw:text-style-name="P5" draw:layer="layout" svg:width="4.449cm" svg:height="1.192cm" svg:x="68.174cm" svg:y="5.941cm">
          <text:p text:style-name="P4"><text:span text:style-name="T4">sql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79.595cm" svg:y="5.941cm">
          <text:p text:style-name="P4"><text:span text:style-name="T3">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4" draw:style-name="gr3" draw:text-style-name="P5" draw:layer="layout" svg:width="4.449cm" svg:height="1.192cm" svg:x="44.778cm" svg:y="5.941cm">
          <text:p text:style-name="P4"><text:span text:style-name="T3">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5" draw:text-style-name="P2" draw:layer="layout" svg:width="10.014cm" svg:height="75.543cm" svg:x="42.209cm" svg:y="4.332cm">
          <text:p text:style-name="P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93" draw:style-name="gr2" draw:text-style-name="P3" draw:layer="layout" svg:x1="29.785cm" svg:y1="4.332cm" svg:x2="29.785cm" svg:y2="79.876cm">
          <text:p/>
        </draw:line>
        <draw:line draw:name="직선 연결선 94" draw:style-name="gr2" draw:text-style-name="P3" draw:layer="layout" svg:x1="41.301cm" svg:y1="4.332cm" svg:x2="41.301cm" svg:y2="79.876cm">
          <text:p/>
        </draw:line>
        <draw:line draw:name="직선 연결선 95" draw:style-name="gr2" draw:text-style-name="P3" draw:layer="layout" svg:x1="52.916cm" svg:y1="4.332cm" svg:x2="52.916cm" svg:y2="79.876cm">
          <text:p/>
        </draw:line>
        <draw:line draw:name="직선 연결선 96" draw:style-name="gr2" draw:text-style-name="P3" draw:layer="layout" svg:x1="63.284cm" svg:y1="4.332cm" svg:x2="63.284cm" svg:y2="79.876cm">
          <text:p/>
        </draw:line>
        <draw:line draw:name="직선 연결선 97" draw:style-name="gr2" draw:text-style-name="P3" draw:layer="layout" svg:x1="92.05cm" svg:y1="4.332cm" svg:x2="92.05cm" svg:y2="79.876cm">
          <text:p/>
        </draw:line>
        <draw:custom-shape draw:name="TextBox 442" draw:style-name="gr1" draw:text-style-name="P2" draw:layer="layout" svg:width="26.041cm" svg:height="2.282cm" svg:x="1.782cm" svg:y="1.001cm">
          <text:p text:style-name="P1"><text:span text:style-name="T8">■</text:span><text:span text:style-name="T8">mysite5 - guest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164" draw:style-name="gr25" draw:text-style-name="P3" draw:layer="layout" svg:width="14.025cm" svg:height="0.001cm" svg:x="16.892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65" draw:style-name="gr84" draw:text-style-name="P13" draw:layer="layout" svg:width="8.17cm" svg:height="2.959cm" svg:x="30.878cm" svg:y="10.066cm">
          <text:p text:style-name="P1"><text:span text:style-name="T1">/guest</text:span><text:span text:style-name="T9">/addList</text:span></text:p>
          <text:p text:style-name="P1"><text:span text:style-name="T1">addList(){</text:span></text:p>
          <text:p text:style-name="P1"><text:span text:style-name="T10"/></text:p>
          <text:p text:style-name="P1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" draw:style-name="gr85" draw:text-style-name="P23" draw:layer="layout" svg:width="16.366cm" svg:height="0.927cm" svg:x="2.234cm" svg:y="10.028cm">
          <text:p text:style-name="P22"><text:span text:style-name="T21"><text:a xlink:href="http://localhost:8088/mysite5/" xlink:type="simple">http://localhost:8088/mysite5/</text:a></text:span><text:span text:style-name="T22">guestbook5/guest/add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67">
          <draw:custom-shape draw:name="직선 화살표 연결선 204" draw:style-name="gr28" draw:text-style-name="P3" draw:layer="layout" svg:width="4.894cm" svg:height="0.036cm" svg:x="38.055cm" svg:y="10.59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직선 화살표 연결선 205" draw:style-name="gr29" draw:text-style-name="P3" draw:layer="layout" svg:width="4.879cm" svg:height="0.001cm" svg:x="38.027cm" svg:y="11.40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TextBox 175" draw:style-name="gr86" draw:text-style-name="P13" draw:layer="layout" svg:width="7.356cm" svg:height="1.013cm" svg:x="54.682cm" svg:y="10.31cm">
          <text:p text:style-name="P1"><text:span text:style-name="T1">selectUser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6" draw:style-name="gr87" draw:text-style-name="P13" draw:layer="layout" svg:width="11.93cm" svg:height="1.013cm" svg:x="66.761cm" svg:y="10.349cm">
          <text:p><text:span text:style-name="T1">getList(</text:span><text:span text:style-name="T23">"guestbook.selectList"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7" draw:style-name="gr88" draw:text-style-name="P13" draw:layer="layout" svg:width="9.115cm" svg:height="1.013cm" svg:x="83.685cm" svg:y="10.512cm">
          <text:p text:style-name="P1"><text:span text:style-name="T24">id=</text:span><text:span text:style-name="T23">"guestbook.select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78">
          <draw:custom-shape draw:name="직선 화살표 연결선 202" draw:style-name="gr33" draw:text-style-name="P3" draw:layer="layout" svg:width="5.182cm" svg:height="0.001cm" svg:x="78.243cm" svg:y="10.72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직선 화살표 연결선 203" draw:style-name="gr34" draw:text-style-name="P3" draw:layer="layout" svg:width="5.185cm" svg:height="0.001cm" svg:x="78.238cm" svg:y="11.53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그룹 179">
          <draw:custom-shape draw:name="직선 화살표 연결선 200" draw:style-name="gr35" draw:text-style-name="P3" draw:layer="layout" svg:width="5.29cm" svg:height="0.029cm" svg:x="61.246cm" svg:y="10.57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직선 화살표 연결선 201" draw:style-name="gr36" draw:text-style-name="P3" draw:layer="layout" svg:width="5.274cm" svg:height="0.001cm" svg:x="61.218cm" svg:y="11.22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직사각형 180" draw:style-name="gr89" draw:text-style-name="P19" draw:layer="layout" svg:width="4.132cm" svg:height="1.145cm" svg:x="2.302cm" svg:y="11.096cm">
          <text:p text:style-name="P8"><text:span text:style-name="T7">요청화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2" draw:style-name="gr90" draw:text-style-name="P13" draw:layer="layout" svg:width="10.447cm" svg:height="0.925cm" svg:x="81.602cm" svg:y="9.447cm">
          <text:p text:style-name="P1"><text:span text:style-name="T2">typ=”GuestBookVo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3" draw:style-name="gr91" draw:text-style-name="P13" draw:layer="layout" svg:width="6.719cm" svg:height="1.013cm" svg:x="2.008cm" svg:y="8.425cm">
          <text:p text:style-name="P1"><text:span text:style-name="T1">■</text:span><text:span text:style-name="T1">GuestBook </text:span><text:span text:style-name="T1">리스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184" draw:style-name="gr41" draw:text-style-name="P3" draw:layer="layout" svg:width="0.981cm" svg:height="0.637cm" svg:x="6.604cm" svg:y="11.1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85" draw:style-name="gr92" draw:text-style-name="P13" draw:layer="layout" svg:width="8.972cm" svg:height="0.927cm" svg:x="81.745cm" svg:y="11.729cm">
          <text:p text:style-name="P1"><text:span text:style-name="T2">resultMap=”resultMap GuestVo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6" draw:style-name="gr93" draw:text-style-name="P13" draw:layer="layout" svg:width="5.819cm" svg:height="0.927cm" svg:x="62.381cm" svg:y="11.315cm">
          <text:p text:style-name="P1"><text:span text:style-name="T2">List&lt;GuestBookVo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7" draw:style-name="gr94" draw:text-style-name="P13" draw:layer="layout" svg:width="4.19cm" svg:height="0.927cm" svg:x="37.86cm" svg:y="11.434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89" draw:style-name="gr95" draw:text-style-name="P20" draw:layer="layout" svg:width="8.231cm" svg:height="3.146cm" svg:x="2.255cm" svg:y="14.201cm">
          <text:p text:style-name="P8"><text:span text:style-name="T6">응답화면</text:span></text:p>
          <text:p text:style-name="P8"><text:span text:style-name="T6">*</text:span><text:span text:style-name="T6">방명록리스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190" draw:style-name="gr47" draw:text-style-name="P3" draw:layer="layout" svg:width="4.058cm" svg:height="1.386cm" svg:x="26.82cm" svg:y="11.4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직선 화살표 연결선 191" draw:style-name="gr48" draw:text-style-name="P3" draw:layer="layout" svg:width="11.189cm" svg:height="3.124cm" svg:x="10.485cm" svg:y="12.6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92" draw:style-name="gr96" draw:text-style-name="P13" draw:layer="layout" svg:width="5.946cm" svg:height="1.013cm" svg:x="21.677cm" svg:y="12.136cm">
          <text:p text:style-name="P1"><text:span text:style-name="T1">addList.j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97" draw:text-style-name="P13" draw:layer="layout" svg:width="5.345cm" svg:height="0.927cm" svg:x="31.4cm" svg:y="11.799cm">
          <text:p text:style-name="P1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98" draw:text-style-name="P13" draw:layer="layout" svg:width="7.356cm" svg:height="1.013cm" svg:x="44.244cm" svg:y="10.349cm">
          <text:p text:style-name="P1"><text:span text:style-name="T1">addList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96">
          <draw:custom-shape draw:name="직선 화살표 연결선 198" draw:style-name="gr28" draw:text-style-name="P3" draw:layer="layout" svg:width="4.894cm" svg:height="0.036cm" svg:x="49.914cm" svg:y="10.59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직선 화살표 연결선 199" draw:style-name="gr29" draw:text-style-name="P3" draw:layer="layout" svg:width="4.879cm" svg:height="0.001cm" svg:x="49.886cm" svg:y="11.40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그룹 363">
          <draw:custom-shape draw:name="직선 화살표 연결선 364" draw:style-name="gr99" draw:text-style-name="P3" draw:layer="layout" svg:width="17.661cm" svg:height="0.001cm" svg:x="14.351cm" svg:y="22.07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365" draw:style-name="gr100" draw:text-style-name="P13" draw:layer="layout" svg:width="5.863cm" svg:height="3.297cm" svg:x="31.937cm" svg:y="21.577cm">
            <text:p text:style-name="P1"><text:span text:style-name="T1">/guest</text:span><text:span text:style-name="T9">/insert/</text:span></text:p>
            <text:p text:style-name="P1"><text:span text:style-name="T1">Insert(){</text:span></text:p>
            <text:p text:style-name="P1"><text:span text:style-name="T1"/></text:p>
            <text:p text:style-name="P1"><text:span text:style-name="T1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7" draw:style-name="gr101" draw:text-style-name="P18" draw:layer="layout" svg:width="24.361cm" svg:height="0.927cm" svg:x="2.439cm" svg:y="21.577cm">
            <text:p><text:span text:style-name="T5"><text:a xlink:href="http://localhost:8088/mysite5/" xlink:type="simple">http://localhost:8088/mysite5/</text:a></text:span><text:span text:style-name="T25">guestbook5/guest/insert?name=?&amp;password=?&amp;content=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367" draw:style-name="gr102" draw:text-style-name="P20" draw:layer="layout" svg:width="8.231cm" svg:height="3.146cm" svg:x="2.439cm" svg:y="24.619cm">
            <text:p text:style-name="P8"><text:span text:style-name="T6">응답화면</text:span></text:p>
            <text:p text:style-name="P8"><text:span text:style-name="T6">*</text:span><text:span text:style-name="T6">방명록리스트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368" draw:style-name="gr103" draw:text-style-name="P19" draw:layer="layout" svg:width="4.132cm" svg:height="1.145cm" svg:x="2.407cm" svg:y="22.645cm">
            <text:p text:style-name="P8"><text:span text:style-name="T7">요청화면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69" draw:style-name="gr104" draw:text-style-name="P13" draw:layer="layout" svg:width="6.719cm" svg:height="1.013cm" svg:x="2.192cm" svg:y="20.2cm">
            <text:p text:style-name="P1"><text:span text:style-name="T1">■</text:span><text:span text:style-name="T1">방명록 저장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371" draw:style-name="gr105" draw:text-style-name="P3" draw:layer="layout" svg:width="21.13cm" svg:height="3.124cm" svg:x="10.67cm" svg:y="23.067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TextBox 186" draw:style-name="gr106" draw:text-style-name="P13" draw:layer="layout" svg:width="5.819cm" svg:height="0.927cm" svg:x="49.6cm" svg:y="12.073cm">
          <text:p text:style-name="P1"><text:span text:style-name="T2">List&lt;GuestBookVo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6" draw:style-name="gr107" draw:text-style-name="P13" draw:layer="layout" svg:width="5.819cm" svg:height="0.927cm" svg:x="37.2cm" svg:y="11.8cm">
          <text:p text:style-name="P1"><text:span text:style-name="T2">List&lt;GuestBookVo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6" draw:style-name="gr108" draw:text-style-name="P13" draw:layer="layout" svg:width="5.819cm" svg:height="0.927cm" svg:x="26.781cm" svg:y="13.073cm">
          <text:p text:style-name="P1"><text:span text:style-name="T2">List&lt;GuestBookVo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9" draw:text-style-name="P24" draw:layer="layout" svg:width="5.616cm" svg:height="3.066cm" svg:x="28.8cm" svg:y="7cm">
          <draw:text-box>
            <text:p><text:span text:style-name="T18">No=?</text:span></text:p>
            <text:p><text:span text:style-name="T18">Name=?</text:span></text:p>
            <text:p><text:span text:style-name="T18">Password=?</text:span></text:p>
            <text:p><text:span text:style-name="T18">Content=?</text:span></text:p>
            <text:p><text:span text:style-name="T18">RegDate=?</text:span></text:p>
          </draw:text-box>
        </draw:frame>
        <draw:frame draw:style-name="gr110" draw:text-style-name="P24" draw:layer="layout" svg:width="5.415cm" svg:height="3.8cm" svg:x="29.2cm" svg:y="18.4cm">
          <draw:text-box>
            <text:p><text:span text:style-name="T10">@ModelAttribute</text:span></text:p>
            <text:p><text:span text:style-name="T11">guestVo{</text:span></text:p>
            <text:p><text:span text:style-name="T10"><text:s text:c="3"/></text:span><text:span text:style-name="T10"><text:tab/></text:span><text:span text:style-name="T10">Name=?</text:span></text:p>
            <text:p><text:span text:style-name="T10"><text:tab/></text:span><text:span text:style-name="T10">password=?</text:span></text:p>
            <text:p><text:span text:style-name="T10"><text:tab/></text:span><text:span text:style-name="T10">content=?</text:span></text:p>
            <text:p><text:span text:style-name="T11">}</text:span></text:p>
          </draw:text-box>
        </draw:frame>
        <draw:custom-shape draw:name="TextBox 186" draw:style-name="gr111" draw:text-style-name="P13" draw:layer="layout" svg:width="5.819cm" svg:height="0.927cm" svg:x="37.781cm" svg:y="22.873cm">
          <text:p text:style-name="P1"><text:span text:style-name="T2">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67">
          <draw:custom-shape draw:name="직선 화살표 연결선 204" draw:style-name="gr28" draw:text-style-name="P3" draw:layer="layout" svg:width="4.894cm" svg:height="0.036cm" svg:x="37.706cm" svg:y="21.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직선 화살표 연결선 205" draw:style-name="gr29" draw:text-style-name="P3" draw:layer="layout" svg:width="4.879cm" svg:height="0.001cm" svg:x="37.678cm" svg:y="22.609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TextBox 195" draw:style-name="gr112" draw:text-style-name="P13" draw:layer="layout" svg:width="7.356cm" svg:height="1.013cm" svg:x="44.044cm" svg:y="21.6cm">
          <text:p text:style-name="P1"><text:span text:style-name="T1">addList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67">
          <draw:custom-shape draw:name="직선 화살표 연결선 204" draw:style-name="gr28" draw:text-style-name="P3" draw:layer="layout" svg:width="4.894cm" svg:height="0.036cm" svg:x="50.027cm" svg:y="21.80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직선 화살표 연결선 205" draw:style-name="gr29" draw:text-style-name="P3" draw:layer="layout" svg:width="4.879cm" svg:height="0.001cm" svg:x="49.999cm" svg:y="22.612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TextBox 186" draw:style-name="gr113" draw:text-style-name="P13" draw:layer="layout" svg:width="5.819cm" svg:height="0.927cm" svg:x="49.6cm" svg:y="23.073cm">
          <text:p text:style-name="P1"><text:span text:style-name="T2">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5" draw:style-name="gr114" draw:text-style-name="P13" draw:layer="layout" svg:width="7.356cm" svg:height="1.013cm" svg:x="55.705cm" svg:y="21.881cm">
          <text:p text:style-name="P1"><text:span text:style-name="T1">addList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79">
          <draw:custom-shape draw:name="직선 화살표 연결선 200" draw:style-name="gr35" draw:text-style-name="P3" draw:layer="layout" svg:width="5.29cm" svg:height="0.029cm" svg:x="61.428cm" svg:y="22.39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직선 화살표 연결선 201" draw:style-name="gr36" draw:text-style-name="P3" draw:layer="layout" svg:width="5.274cm" svg:height="0.001cm" svg:x="61.4cm" svg:y="23.04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그룹 178">
          <draw:custom-shape draw:name="직선 화살표 연결선 202" draw:style-name="gr33" draw:text-style-name="P3" draw:layer="layout" svg:width="5.182cm" svg:height="0.001cm" svg:x="77.804cm" svg:y="22.7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직선 화살표 연결선 203" draw:style-name="gr34" draw:text-style-name="P3" draw:layer="layout" svg:width="5.185cm" svg:height="0.001cm" svg:x="77.799cm" svg:y="23.599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TextBox 176" draw:style-name="gr115" draw:text-style-name="P13" draw:layer="layout" svg:width="11.93cm" svg:height="1.013cm" svg:x="67.2cm" svg:y="22.187cm">
          <text:p><text:span text:style-name="T1">getList(</text:span><text:span text:style-name="T23">"guestbook.insert"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6" draw:style-name="gr116" draw:text-style-name="P13" draw:layer="layout" svg:width="5.819cm" svg:height="0.927cm" svg:x="62.581cm" svg:y="23.4cm">
          <text:p text:style-name="P1"><text:span text:style-name="T2">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7" draw:style-name="gr117" draw:text-style-name="P13" draw:layer="layout" svg:width="9.115cm" svg:height="1.013cm" svg:x="83.4cm" svg:y="22.583cm">
          <text:p text:style-name="P1"><text:span text:style-name="T24">id=</text:span><text:span text:style-name="T23">"guestbook.ins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2" draw:style-name="gr118" draw:text-style-name="P13" draw:layer="layout" svg:width="10.447cm" svg:height="0.925cm" svg:x="81cm" svg:y="21.183cm">
          <text:p text:style-name="P1"><text:span text:style-name="T2">parameterType guest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">
          <draw:custom-shape draw:name="직선 화살표 연결선 131" draw:style-name="gr119" draw:text-style-name="P3" draw:layer="layout" svg:width="6.071cm" svg:height="0.001cm" svg:x="24.449cm" svg:y="45.4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32" draw:style-name="gr120" draw:text-style-name="P13" draw:layer="layout" svg:width="8.116cm" svg:height="3.127cm" svg:x="30.482cm" svg:y="44.941cm">
            <text:p text:style-name="P1"><text:span text:style-name="T1">/guest</text:span><text:span text:style-name="T9">/delete</text:span></text:p>
            <text:p text:style-name="P1"><text:span text:style-name="T1">delete(){</text:span></text:p>
            <text:p text:style-name="P1"><text:span text:style-name="T1"/></text:p>
            <text:p text:style-name="P1"><text:span text:style-name="T10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7" draw:style-name="gr121" draw:text-style-name="P18" draw:layer="layout" svg:width="22.323cm" svg:height="1.06cm" svg:x="2.124cm" svg:y="44.941cm">
            <text:p text:style-name="P6"><text:span text:style-name="T5"><text:a xlink:href="http://localhost:8088/mysite5/" xlink:type="simple">http://localhost:8088/mysite5/</text:a></text:span><text:span text:style-name="T26">guestbook5/guest/delete?no=?&amp;password=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134">
            <draw:custom-shape draw:name="직선 화살표 연결선 135" draw:style-name="gr122" draw:text-style-name="P3" draw:layer="layout" svg:width="7.712cm" svg:height="0.049cm" svg:x="49.16cm" svg:y="45.50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136" draw:style-name="gr123" draw:text-style-name="P3" draw:layer="layout" svg:width="7.69cm" svg:height="0.001cm" svg:x="49.119cm" svg:y="46.582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TextBox 137" draw:style-name="gr124" draw:text-style-name="P13" draw:layer="layout" svg:width="7.308cm" svg:height="1.013cm" svg:x="56.925cm" svg:y="45.224cm">
            <text:p text:style-name="P1"><text:span text:style-name="T1">delete(</text:span><text:span text:style-name="T1"><text:tab/></text:span><text:span text:style-name="T1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8" draw:style-name="gr125" draw:text-style-name="P13" draw:layer="layout" svg:width="12.876cm" svg:height="1.013cm" svg:x="68.925cm" svg:y="45.263cm">
            <text:p text:style-name="P1"><text:span text:style-name="T1">delete(“guestbook.delete”, guestVo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9" draw:style-name="gr126" draw:text-style-name="P13" draw:layer="layout" svg:width="8.123cm" svg:height="1.013cm" svg:x="84.893cm" svg:y="45.426cm">
            <text:p text:style-name="P1"><text:span text:style-name="T1">id=guestbook.dele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140">
            <draw:custom-shape draw:name="직선 화살표 연결선 141" draw:style-name="gr127" draw:text-style-name="P3" draw:layer="layout" svg:width="5.148cm" svg:height="0.001cm" svg:x="79.486cm" svg:y="45.63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직선 화살표 연결선 142" draw:style-name="gr128" draw:text-style-name="P3" draw:layer="layout" svg:width="5.151cm" svg:height="0.001cm" svg:x="79.48cm" svg:y="46.452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g draw:name="그룹 143">
            <draw:custom-shape draw:name="직선 화살표 연결선 144" draw:style-name="gr129" draw:text-style-name="P3" draw:layer="layout" svg:width="5.256cm" svg:height="0.029cm" svg:x="63.446cm" svg:y="45.48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145" draw:style-name="gr130" draw:text-style-name="P3" draw:layer="layout" svg:width="5.239cm" svg:height="0.001cm" svg:x="63.418cm" svg:y="46.133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직사각형 146" draw:style-name="gr131" draw:text-style-name="P19" draw:layer="layout" svg:width="4.105cm" svg:height="1.145cm" svg:x="2.092cm" svg:y="46.009cm">
            <text:p text:style-name="P8"><text:span text:style-name="T7">요청화면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7" draw:style-name="gr132" draw:text-style-name="P13" draw:layer="layout" svg:width="5.31cm" svg:height="0.927cm" svg:x="25.802cm" svg:y="32.375cm">
            <text:p text:style-name="P1"><text:span text:style-name="T18">@param.no=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8" draw:style-name="gr133" draw:text-style-name="P13" draw:layer="layout" svg:width="10.379cm" svg:height="0.927cm" svg:x="82.823cm" svg:y="44.361cm">
            <text:p text:style-name="P1"><text:span text:style-name="T2">parameterType guest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9" draw:style-name="gr134" draw:text-style-name="P13" draw:layer="layout" svg:width="6.675cm" svg:height="1.013cm" svg:x="1.8cm" svg:y="43.338cm">
            <text:p text:style-name="P1"><text:span text:style-name="T1">■</text:span><text:span text:style-name="T1">리스트 삭제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150" draw:style-name="gr135" draw:text-style-name="P3" draw:layer="layout" svg:width="0.975cm" svg:height="0.637cm" svg:x="6.366cm" svg:y="46.09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52" draw:style-name="gr136" draw:text-style-name="P13" draw:layer="layout" svg:width="3.394cm" svg:height="0.927cm" svg:x="64.595cm" svg:y="46.317cm">
            <text:p text:style-name="P1"><text:span text:style-name="T2">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3" draw:style-name="gr137" draw:text-style-name="P13" draw:layer="layout" svg:width="3.394cm" svg:height="0.927cm" svg:x="54.219cm" svg:y="46.417cm">
            <text:p text:style-name="P1"><text:span text:style-name="T2">v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6" draw:style-name="gr138" draw:text-style-name="P13" draw:layer="layout" svg:width="8.153cm" svg:height="1.013cm" svg:x="2.76cm" svg:y="49.16cm">
            <text:p text:style-name="P1"><text:span text:style-name="T16">redirect: / <text:s text:c="2"/></text:span><text:span text:style-name="T17"> ma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157" draw:style-name="gr139" draw:text-style-name="P20" draw:layer="layout" svg:width="8.177cm" svg:height="3.146cm" svg:x="1.992cm" svg:y="50.176cm">
            <text:p text:style-name="P8"><text:span text:style-name="T6">응답화면</text:span></text:p>
            <text:p text:style-name="P8"><text:span text:style-name="T6">*</text:span><text:span text:style-name="T6">방명록 리스트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158" draw:style-name="gr140" draw:text-style-name="P3" draw:layer="layout" svg:width="19.779cm" svg:height="4.672cm" svg:x="10.222cm" svg:y="46.50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160" draw:style-name="gr141" draw:text-style-name="P13" draw:layer="layout" svg:width="8.153cm" svg:height="1.013cm" svg:x="2.76cm" svg:y="52.066cm">
            <text:p text:style-name="P1"><text:span text:style-name="T1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6" draw:style-name="gr142" draw:text-style-name="P13" draw:layer="layout" svg:width="11.924cm" svg:height="0.843cm" svg:x="13.13cm" svg:y="45.043cm">
            <text:p text:style-name="P1"><text:span text:style-name="T10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그룹 208">
            <draw:custom-shape draw:name="직선 화살표 연결선 209" draw:style-name="gr143" draw:text-style-name="P3" draw:layer="layout" svg:width="7.005cm" svg:height="0.036cm" svg:x="34.64cm" svg:y="45.502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직선 화살표 연결선 210" draw:style-name="gr144" draw:text-style-name="P3" draw:layer="layout" svg:width="8.494cm" svg:height="0.59cm" svg:x="34.602cm" svg:y="45.712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TextBox 211" draw:style-name="gr145" draw:text-style-name="P13" draw:layer="layout" svg:width="7.308cm" svg:height="1.013cm" svg:x="43.678cm" svg:y="45.224cm">
            <text:p text:style-name="P1"><text:span text:style-name="T1">delete(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24" draw:style-name="gr146" draw:text-style-name="P15" draw:layer="layout" svg:width="4.449cm" svg:height="1.192cm" svg:x="21.09cm" svg:y="6.043cm">
            <text:p text:style-name="P4"><text:span text:style-name="T2">j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24" draw:style-name="gr147" draw:text-style-name="P15" draw:layer="layout" svg:width="4.449cm" svg:height="1.192cm" svg:x="6.126cm" svg:y="6cm">
            <text:p text:style-name="P4"><text:span text:style-name="T3">사용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24" draw:style-name="gr148" draw:text-style-name="P15" draw:layer="layout" svg:width="4.449cm" svg:height="1.192cm" svg:x="32.413cm" svg:y="6.043cm">
            <text:p text:style-name="P4"><text:span text:style-name="T3">controll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317">
          <draw:custom-shape draw:name="직선 화살표 연결선 318" draw:style-name="gr149" draw:text-style-name="P3" draw:layer="layout" svg:width="20.876cm" svg:height="0.001cm" svg:x="10.945cm" svg:y="33.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319" draw:style-name="gr150" draw:text-style-name="P13" draw:layer="layout" svg:width="6.055cm" svg:height="3.297cm" svg:x="31.745cm" svg:y="33.012cm">
            <text:p text:style-name="P1"><text:span text:style-name="T27">guest/deleteForm/</text:span></text:p>
            <text:p text:style-name="P1"><text:span text:style-name="T27">DeleteForm(){</text:span></text:p>
            <text:p text:style-name="P1"><text:span text:style-name="T27"/></text:p>
            <text:p text:style-name="P1"><text:span text:style-name="T27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7" draw:style-name="gr151" draw:text-style-name="P18" draw:layer="layout" svg:width="20.153cm" svg:height="1.062cm" svg:x="2.247cm" svg:y="33.012cm">
            <text:p text:style-name="P6"><text:span text:style-name="T5"><text:a xlink:href="http://localhost:8088/mysite5/" xlink:type="simple">http://localhost:8088/mysite5/</text:a></text:span><text:span text:style-name="T26">gusetbook5/guest/deleteForm?no=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321" draw:style-name="gr152" draw:text-style-name="P20" draw:layer="layout" svg:width="8.231cm" svg:height="3.146cm" svg:x="2.247cm" svg:y="36.054cm">
            <text:p text:style-name="P8"><text:span text:style-name="T6">응답화면</text:span></text:p>
            <text:p text:style-name="P8"><text:span text:style-name="T6">*</text:span><text:span text:style-name="T6">삭제 폼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322" draw:style-name="gr153" draw:text-style-name="P19" draw:layer="layout" svg:width="4.132cm" svg:height="1.145cm" svg:x="2.215cm" svg:y="34.081cm">
            <text:p text:style-name="P8"><text:span text:style-name="T7">요청화면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23" draw:style-name="gr154" draw:text-style-name="P13" draw:layer="layout" svg:width="6.719cm" svg:height="1.013cm" svg:x="2cm" svg:y="31.635cm">
            <text:p text:style-name="P1"><text:span text:style-name="T1">■</text:span><text:span text:style-name="T1">리스트삭제 폼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선 화살표 연결선 324" draw:style-name="gr155" draw:text-style-name="P3" draw:layer="layout" svg:width="4.693cm" svg:height="0.12cm" svg:x="26.968cm" svg:y="34.38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직선 화살표 연결선 325" draw:style-name="gr48" draw:text-style-name="P3" draw:layer="layout" svg:width="11.189cm" svg:height="3.124cm" svg:x="10.477cm" svg:y="34.50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326" draw:style-name="gr156" draw:text-style-name="P13" draw:layer="layout" svg:width="5.946cm" svg:height="1.013cm" svg:x="21.669cm" svg:y="33.989cm">
            <text:p text:style-name="P1"><text:span text:style-name="T1">deleteForm.j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86" draw:style-name="gr157" draw:text-style-name="P13" draw:layer="layout" svg:width="7.019cm" svg:height="0.927cm" svg:x="22.583cm" svg:y="24.702cm">
          <text:p text:style-name="P1"><text:span text:style-name="T2">redirect:/guest/add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8" draw:text-style-name="P24" draw:layer="layout" svg:width="5.415cm" svg:height="3cm" svg:x="27.785cm" svg:y="42.338cm">
          <draw:text-box>
            <text:p><text:span text:style-name="T10">@ModelAttribute</text:span></text:p>
            <text:p><text:span text:style-name="T11">guestVo{</text:span></text:p>
            <text:p><text:span text:style-name="T10"><text:s text:c="3"/></text:span><text:span text:style-name="T10"><text:tab/></text:span><text:span text:style-name="T10">no=?</text:span></text:p>
            <text:p><text:span text:style-name="T10"><text:tab/></text:span><text:span text:style-name="T10">password=?</text:span></text:p>
            <text:p><text:span text:style-name="T11">}</text:span></text:p>
          </draw:text-box>
        </draw:frame>
        <draw:custom-shape draw:name="TextBox 186" draw:style-name="gr159" draw:text-style-name="P13" draw:layer="layout" svg:width="7.019cm" svg:height="0.927cm" svg:x="20.381cm" svg:y="48.8cm">
          <text:p text:style-name="P1"><text:span text:style-name="T2">redirect:/guest/add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onsolas" svg:font-family="Consolas"/>
    <style:font-face style:name="Arial1" svg:font-family="Arial" style:font-pitch="variable"/>
    <style:font-face style:name="Calibri" svg:font-family="Calibri" style:font-pitch="variable"/>
    <style:font-face style:name="Consolas1" svg:font-family="Consolas" style:font-pitch="variable"/>
    <style:font-face style:name="Wingdings1" svg:font-family="Wingdings" style:font-pitch="variable"/>
    <style:font-face style:name="굴림1" svg:font-family="굴림" style:font-pitch="variable"/>
    <style:font-face style:name="바탕1" svg:font-family="바탕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ingdings" svg:font-family="Wingdings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2" svg:font-family="바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stroke-dash draw:name="Dashed_20__28_var_29__20_1" draw:display-name="Dashed (var) 1" draw:style="rect" draw:dots2="1" draw:dots2-length="0.28cm" draw:distance="0.105cm"/>
    <draw:stroke-dash draw:name="Dashed_20__28_var_29__20_2" draw:display-name="Dashed (var) 2" draw:style="rect" draw:dots2="1" draw:dots2-length="0.636cm" draw:distance="0.47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 style:shrink-to-fit="true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17.599998474121pt" fo:letter-spacing="normal" fo:language="en" fo:country="US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117.599998474121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17.599998474121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84pt" fo:letter-spacing="normal" fo:font-style="normal" style:text-underline-style="none" fo:font-weight="normal" style:font-size-asian="84pt" style:font-style-asian="normal" style:font-weight-asian="normal" style:font-size-complex="84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75.5999984741211pt" fo:letter-spacing="normal" fo:font-style="normal" style:text-underline-style="none" fo:font-weight="normal" style:font-size-asian="75.5999984741211pt" style:font-style-asian="normal" style:font-weight-asian="normal" style:font-size-complex="75.5999984741211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75.5999984741211pt" fo:letter-spacing="normal" fo:font-style="normal" style:text-underline-style="none" fo:font-weight="normal" style:font-size-asian="75.5999984741211pt" style:font-style-asian="normal" style:font-weight-asian="normal" style:font-size-complex="75.5999984741211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2.24cm" fo:page-height="80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제목_20_및_20_내용-title">
      <style:graphic-properties draw:stroke="none" svg:stroke-width="0cm" draw:fill="none" draw:textarea-vertical-align="middle" draw:auto-grow-height="false" draw:fit-to-size="false" style:shrink-to-fit="false" fo:min-height="13.36cm" fo:padding-top="0.127cm" fo:padding-bottom="0.127cm" fo:padding-left="0.254cm" fo:padding-right="0.254cm" fo:wrap-option="wrap"/>
    </style:style>
    <style:style style:name="Mpr2" style:family="presentation" style:parent-style-name="제목_20_및_20_내용-outline1">
      <style:graphic-properties draw:stroke="none" svg:stroke-width="0cm" draw:fill="none" draw:textarea-vertical-align="top" draw:auto-grow-height="false" draw:fit-to-size="false" style:shrink-to-fit="false" fo:min-height="46.4cm" fo:padding-top="0.127cm" fo:padding-bottom="0.127cm" fo:padding-left="0.254cm" fo:padding-right="0.254cm" fo:wrap-option="wrap"/>
    </style:style>
    <style:style style:name="Mpr3" style:family="presentation" style:parent-style-name="제목_20_및_20_내용-backgroundobjects">
      <style:graphic-properties draw:stroke="none" svg:stroke-width="0cm" draw:fill="none" draw:fill-color="#ffffff" draw:textarea-vertical-align="middle" draw:auto-grow-height="false" draw:fit-to-size="false" style:shrink-to-fit="false" fo:min-height="46.4cm" fo:padding-top="0.127cm" fo:padding-bottom="0.127cm" fo:padding-left="0.254cm" fo:padding-right="0.254cm" fo:wrap-option="wrap"/>
    </style:style>
    <style:style style:name="Mpr4" style:family="presentation" style:parent-style-name="제목_20_및_20_내용-backgroundobjects">
      <style:graphic-properties draw:stroke="none" draw:fill="none" draw:fill-color="#ffffff" draw:auto-grow-height="false" fo:min-height="1.485cm"/>
    </style:style>
    <style:style style:name="Mpr5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184.800003051758pt" fo:hyphenate="tru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4.800003051758pt"/>
    </style:style>
    <style:style style:name="MP7" style:family="paragraph">
      <style:paragraph-properties fo:margin-left="0cm" fo:margin-right="0cm" fo:margin-top="1.482cm" fo:margin-bottom="0cm" fo:line-height="90%" fo:text-align="start" fo:text-indent="0cm" style:punctuation-wrap="hanging" style:writing-mode="lr-tb"/>
      <style:text-properties fo:font-size="117.599998474121pt" fo:hyphenate="true"/>
    </style:style>
    <style:style style:name="MP8" style:family="paragraph">
      <style:paragraph-properties fo:margin-left="0cm" fo:margin-right="0cm" fo:margin-top="0.741cm" fo:margin-bottom="0cm" fo:line-height="90%" fo:text-align="start" fo:text-indent="0cm" style:punctuation-wrap="hanging" style:writing-mode="lr-tb"/>
      <style:text-properties fo:font-size="117.599998474121pt"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17.599998474121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50.400001525878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184.800003051758pt" fo:letter-spacing="normal" fo:font-style="normal" style:text-underline-style="none" fo:font-weight="normal" style:font-size-asian="184.800003051758pt" style:font-style-asian="normal" style:font-weight-asian="normal" style:font-size-complex="184.800003051758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17.599998474121pt" fo:letter-spacing="normal" fo:font-style="normal" style:text-underline-style="none" fo:font-weight="normal" style:font-size-asian="117.599998474121pt" style:font-style-asian="normal" style:font-weight-asian="normal" style:font-size-complex="117.59999847412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00.800003051758pt" fo:letter-spacing="normal" fo:font-style="normal" style:text-underline-style="none" fo:font-weight="normal" style:font-size-asian="100.800003051758pt" style:font-style-asian="normal" style:font-weight-asian="normal" style:font-size-complex="100.80000305175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84pt" fo:letter-spacing="normal" fo:font-style="normal" style:text-underline-style="none" fo:font-weight="normal" style:font-size-asian="84pt" style:font-style-asian="normal" style:font-weight-asian="normal" style:font-size-complex="8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75.5999984741211pt" fo:letter-spacing="normal" fo:font-style="normal" style:text-underline-style="none" fo:font-weight="normal" style:font-size-asian="75.5999984741211pt" style:font-style-asian="normal" style:font-weight-asian="normal" style:font-size-complex="75.5999984741211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50.4000015258789pt" fo:letter-spacing="normal" fo:font-style="normal" style:text-underline-style="none" fo:font-weight="normal" style:font-size-asian="50.4000015258789pt" style:font-style-asian="normal" style:font-weight-asian="normal" style:font-size-complex="50.400001525878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2.66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2.66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5.334cm" text:min-label-width="2.666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2.66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5.334cm" text:min-label-width="2.66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0.667cm" text:min-label-width="2.66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2.66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5.334cm" text:min-label-width="2.66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0.667cm" text:min-label-width="2.666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6.001cm" text:min-label-width="2.666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2.66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5.334cm" text:min-label-width="2.66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0.667cm" text:min-label-width="2.666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6.001cm" text:min-label-width="2.66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1.334cm" text:min-label-width="2.666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5</text:page-number></text:p>
        </draw:text-box>
      </draw:frame>
    </style:handout-master>
    <style:master-page style:name="제목_20_및_20_내용" style:display-name="제목 및 내용" style:page-layout-name="PM1" draw:style-name="Mdp1">
      <draw:frame draw:name="Title 1" presentation:style-name="Mpr1" draw:text-style-name="MP6" draw:layer="backgroundobjects" svg:width="122.681cm" svg:height="15.462cm" svg:x="9.779cm" svg:y="4.259cm" presentation:class="title" presentation:user-transformed="true">
        <draw:text-box>
          <text:p text:style-name="MP5"><text:span text:style-name="MT1">마스터 제목 스타일 편집</text:span></text:p>
        </draw:text-box>
      </draw:frame>
      <draw:frame draw:name="Content Placeholder 2" presentation:style-name="Mpr2" draw:text-style-name="MP9" draw:layer="backgroundobjects" svg:width="122.681cm" svg:height="50.759cm" svg:x="9.779cm" svg:y="21.297cm" presentation:class="outline" presentation:user-transformed="true">
        <draw:text-box>
          <text:list text:style-name="ML3">
            <text:list-item>
              <text:p text:style-name="MP7"><text:span text:style-name="MT2">마스터 텍스트 스타일을 편집하려면 클릭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두 번째 수준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세 번째 수준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32.003cm" svg:height="4.258cm" svg:x="9.779cm" svg:y="74.149cm" presentation:class="date-time" presentation:user-transformed="true">
        <draw:text-box>
          <text:p text:style-name="MP10"><text:span text:style-name="MT6"><text:date style:data-style-name="D1" text:date-value="2021-01-28">1/28/21</text:date></text:span></text:p>
        </draw:text-box>
      </draw:frame>
      <draw:frame draw:name="Footer Placeholder 4" presentation:style-name="Mpr3" draw:text-style-name="MP11" draw:layer="backgroundobjects" svg:width="48.005cm" svg:height="4.258cm" svg:x="47.117cm" svg:y="74.149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32.003cm" svg:height="4.258cm" svg:x="100.457cm" svg:y="74.149cm" presentation:class="page-number" presentation:user-transformed="true">
        <draw:text-box>
          <text:p text:style-name="MP12"><text:span text:style-name="MT6"><text:page-number>5</text:page-number></text:span></text:p>
        </draw:text-box>
      </draw:frame>
      <presentation:notes style:page-layout-name="PM0">
        <draw:page-thumbnail presentation:style-name="제목_20_및_20_내용-title" draw:layer="backgroundobjects" svg:width="19.798cm" svg:height="11.136cm" svg:x="0.6cm" svg:y="2.257cm" presentation:class="page"/>
        <draw:frame presentation:style-name="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Windows 사용자</meta:initial-creator>
    <meta:editing-cycles>639</meta:editing-cycles>
    <meta:creation-date>2020-11-23T02:29:11</meta:creation-date>
    <dc:date>2021-01-28T22:03:23.698000000</dc:date>
    <meta:editing-duration>P6DT14H51M17S</meta:editing-duration>
    <meta:generator>Neat_Office/6.2.8.2$Windows_x86 LibreOffice_project/</meta:generator>
    <meta:document-statistic meta:object-count="50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사용자 지정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Office Theme" xlink:href=""/>
  </office:meta>
</office:document-meta>
</file>